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999999" fo:border="none"/>
    </style:style>
    <style:style style:name="ce9" style:family="table-cell" style:parent-style-name="Default">
      <style:table-cell-properties fo:background-color="#b2b2b2" fo:border="none"/>
    </style:style>
    <style:style style:name="ce10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ackground-color="#ffff00" fo:border="none"/>
    </style:style>
    <style:style style:name="ce1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7" style:family="table-cell" style:parent-style-name="Default">
      <style:table-cell-properties fo:border-bottom="none" fo:background-color="#5eb91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ackground-color="#5eb91e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24" style:family="table-cell" style:parent-style-name="Default">
      <style:table-cell-properties fo:background-color="#5eb91e" fo:border="none"/>
    </style:style>
    <style:style style:name="ce25" style:family="table-cell" style:parent-style-name="Default">
      <style:table-cell-properties fo:border-bottom="0.74pt solid #000000" fo:background-color="#5eb91e" fo:border-left="none" fo:border-right="none" fo:border-top="none"/>
    </style:style>
    <style:style style:name="ce26" style:family="table-cell" style:parent-style-name="Default">
      <style:table-cell-properties fo:border-bottom="none" fo:background-color="#5983b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ackground-color="#5983b0" fo:border-left="0.74pt solid #000000" fo:border-right="none" fo:border-top="none"/>
    </style:style>
    <style:style style:name="ce29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ackground-color="#5eb91e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ackground-color="#5eb91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5983b0" fo:border-left="none" fo:border-right="none" fo:border-top="0.74pt solid #000000"/>
    </style:style>
    <style:style style:name="ce33" style:family="table-cell" style:parent-style-name="Default">
      <style:table-cell-properties fo:background-color="#5983b0" fo:border="none"/>
    </style:style>
    <style:style style:name="ce34" style:family="table-cell" style:parent-style-name="Default">
      <style:table-cell-properties fo:border-bottom="0.74pt solid #000000" fo:background-color="#5983b0" fo:border-left="none" fo:border-right="none" fo:border-top="none"/>
    </style:style>
    <style:style style:name="ce35" style:family="table-cell" style:parent-style-name="Default">
      <style:table-cell-properties fo:border-bottom="none" fo:background-color="#5983b0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#5983b0" fo:border-left="none" fo:border-right="0.74pt solid #000000" fo:border-top="none"/>
    </style:style>
    <style:style style:name="ce5" style:family="table-cell" style:parent-style-name="Default" style:data-style-name="N81"/>
    <style:style style:name="ce67" style:family="table-cell" style:parent-style-name="Default">
      <style:table-cell-properties fo:background-color="#ffff00"/>
    </style:style>
    <style:style style:name="ce68" style:family="table-cell" style:parent-style-name="Default" style:data-style-name="N8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7"/>
        <table:table-column table:style-name="co1" table:number-columns-repeated="36" table:default-cell-style-name="Default"/>
        <table:table-column table:style-name="co2" table:number-columns-repeated="986" table:default-cell-style-name="Default"/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table:formula="of:=+[.C1]+1" office:value-type="float" office:value="2" calcext:value-type="float">
            <text:p>2</text:p>
          </table:table-cell>
          <table:table-cell table:style-name="ce8" table:formula="of:=+[.D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F1]+1" office:value-type="float" office:value="2" calcext:value-type="float">
            <text:p>2</text:p>
          </table:table-cell>
          <table:table-cell table:style-name="ce8" table:formula="of:=+[.G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I1]+1" office:value-type="float" office:value="2" calcext:value-type="float">
            <text:p>2</text:p>
          </table:table-cell>
          <table:table-cell table:style-name="ce8" table:formula="of:=+[.J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L1]+1" office:value-type="float" office:value="2" calcext:value-type="float">
            <text:p>2</text:p>
          </table:table-cell>
          <table:table-cell table:style-name="ce8" table:formula="of:=+[.M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O1]+1" office:value-type="float" office:value="2" calcext:value-type="float">
            <text:p>2</text:p>
          </table:table-cell>
          <table:table-cell table:style-name="ce8" table:formula="of:=+[.P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R1]+1" office:value-type="float" office:value="2" calcext:value-type="float">
            <text:p>2</text:p>
          </table:table-cell>
          <table:table-cell table:style-name="ce8" table:formula="of:=+[.S1]+1" office:value-type="float" office:value="3" calcext:value-type="float">
            <text:p>3</text:p>
          </table:table-cell>
          <table:table-cell table:style-name="ce8" table:formula="of:=+[.T1]+1" office:value-type="float" office:value="4" calcext:value-type="float">
            <text:p>4</text:p>
          </table:table-cell>
          <table:table-cell table:style-name="ce8" table:formula="of:=+[.U1]+1" office:value-type="float" office:value="5" calcext:value-type="float">
            <text:p>5</text:p>
          </table:table-cell>
          <table:table-cell table:style-name="ce8" table:formula="of:=+[.V1]+1" office:value-type="float" office:value="6" calcext:value-type="float">
            <text:p>6</text:p>
          </table:table-cell>
          <table:table-cell table:style-name="ce8" table:formula="of:=+[.W1]+1" office:value-type="float" office:value="7" calcext:value-type="float">
            <text:p>7</text:p>
          </table:table-cell>
          <table:table-cell table:style-name="ce8" table:formula="of:=+[.X1]+1" office:value-type="float" office:value="8" calcext:value-type="float">
            <text:p>8</text:p>
          </table:table-cell>
          <table:table-cell table:style-name="ce8" table:formula="of:=+[.Y1]+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AA1]+1" office:value-type="float" office:value="2" calcext:value-type="float">
            <text:p>2</text:p>
          </table:table-cell>
          <table:table-cell table:style-name="ce8" table:formula="of:=+[.AB1]+1" office:value-type="float" office:value="3" calcext:value-type="float">
            <text:p>3</text:p>
          </table:table-cell>
          <table:table-cell table:style-name="ce8" table:formula="of:=+[.AC1]+1" office:value-type="float" office:value="4" calcext:value-type="float">
            <text:p>4</text:p>
          </table:table-cell>
          <table:table-cell table:style-name="ce8" table:formula="of:=+[.AD1]+1" office:value-type="float" office:value="5" calcext:value-type="float">
            <text:p>5</text:p>
          </table:table-cell>
          <table:table-cell table:style-name="ce8" table:formula="of:=+[.AE1]+1" office:value-type="float" office:value="6" calcext:value-type="float">
            <text:p>6</text:p>
          </table:table-cell>
          <table:table-cell table:style-name="ce8" table:formula="of:=+[.AF1]+1" office:value-type="float" office:value="7" calcext:value-type="float">
            <text:p>7</text:p>
          </table:table-cell>
          <table:table-cell table:style-name="ce8" table:formula="of:=+[.AG1]+1" office:value-type="float" office:value="8" calcext:value-type="float">
            <text:p>8</text:p>
          </table:table-cell>
          <table:table-cell table:style-name="ce8" table:formula="of:=+[.AH1]+1" office:value-type="float" office:value="9" calcext:value-type="float">
            <text:p>9</text:p>
          </table:table-cell>
          <table:table-cell table:style-name="ce8" table:formula="of:=+[.AI1]+1" office:value-type="float" office:value="10" calcext:value-type="float">
            <text:p>10</text:p>
          </table:table-cell>
          <table:table-cell table:style-name="ce8" table:formula="of:=+[.AJ1]+1" office:value-type="float" office:value="11" calcext:value-type="float">
            <text:p>11</text:p>
          </table:table-cell>
          <table:table-cell table:style-name="ce8" table:formula="of:=+[.AK1]+1" office:value-type="float" office:value="12" calcext:value-type="float">
            <text:p>12</text:p>
          </table:table-cell>
          <table:table-cell table:style-name="ce6" table:number-columns-repeated="986"/>
        </table:table-row>
        <table:table-row table:style-name="ro1">
          <table:table-cell table:style-name="ce7"/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+[.C2]+1" office:value-type="float" office:value="1" calcext:value-type="float">
            <text:p>1</text:p>
          </table:table-cell>
          <table:table-cell table:style-name="ce9" table:formula="of:=+[.D2]+1" office:value-type="float" office:value="1" calcext:value-type="float">
            <text:p>1</text:p>
          </table:table-cell>
          <table:table-cell table:style-name="ce9" table:formula="of:=+[.E2]+1" office:value-type="float" office:value="1" calcext:value-type="float">
            <text:p>1</text:p>
          </table:table-cell>
          <table:table-cell table:style-name="ce9" table:formula="of:=+[.F2]+1" office:value-type="float" office:value="2" calcext:value-type="float">
            <text:p>2</text:p>
          </table:table-cell>
          <table:table-cell table:style-name="ce9" table:formula="of:=+[.G2]+1" office:value-type="float" office:value="2" calcext:value-type="float">
            <text:p>2</text:p>
          </table:table-cell>
          <table:table-cell table:style-name="ce9" table:formula="of:=+[.H2]+1" office:value-type="float" office:value="2" calcext:value-type="float">
            <text:p>2</text:p>
          </table:table-cell>
          <table:table-cell table:style-name="ce9" table:formula="of:=+[.I2]+1" office:value-type="float" office:value="3" calcext:value-type="float">
            <text:p>3</text:p>
          </table:table-cell>
          <table:table-cell table:style-name="ce9" table:formula="of:=+[.J2]+1" office:value-type="float" office:value="3" calcext:value-type="float">
            <text:p>3</text:p>
          </table:table-cell>
          <table:table-cell table:style-name="ce9" table:formula="of:=+[.K2]+1" office:value-type="float" office:value="3" calcext:value-type="float">
            <text:p>3</text:p>
          </table:table-cell>
          <table:table-cell table:style-name="ce9" table:formula="of:=+[.L2]+1" office:value-type="float" office:value="4" calcext:value-type="float">
            <text:p>4</text:p>
          </table:table-cell>
          <table:table-cell table:style-name="ce9" table:formula="of:=+[.M2]+1" office:value-type="float" office:value="4" calcext:value-type="float">
            <text:p>4</text:p>
          </table:table-cell>
          <table:table-cell table:style-name="ce9" table:formula="of:=+[.N2]+1" office:value-type="float" office:value="4" calcext:value-type="float">
            <text:p>4</text:p>
          </table:table-cell>
          <table:table-cell table:style-name="ce9" table:formula="of:=+[.O2]+1" office:value-type="float" office:value="5" calcext:value-type="float">
            <text:p>5</text:p>
          </table:table-cell>
          <table:table-cell table:style-name="ce9" table:formula="of:=+[.P2]+1" office:value-type="float" office:value="5" calcext:value-type="float">
            <text:p>5</text:p>
          </table:table-cell>
          <table:table-cell table:style-name="ce9" table:formula="of:=+[.Q2]+1" office:value-type="float" office:value="5" calcext:value-type="float">
            <text:p>5</text:p>
          </table:table-cell>
          <table:table-cell table:style-name="ce9" table:formula="of:=+[.R2]+1" office:value-type="float" office:value="6" calcext:value-type="float">
            <text:p>6</text:p>
          </table:table-cell>
          <table:table-cell table:style-name="ce9" table:formula="of:=+[.S2]+1" office:value-type="float" office:value="6" calcext:value-type="float">
            <text:p>6</text:p>
          </table:table-cell>
          <table:table-cell table:style-name="ce9" table:formula="of:=+[.T2]+1" office:value-type="float" office:value="6" calcext:value-type="float">
            <text:p>6</text:p>
          </table:table-cell>
          <table:table-cell table:style-name="ce9" table:formula="of:=+[.U2]+1" office:value-type="float" office:value="7" calcext:value-type="float">
            <text:p>7</text:p>
          </table:table-cell>
          <table:table-cell table:style-name="ce9" table:formula="of:=+[.V2]+1" office:value-type="float" office:value="7" calcext:value-type="float">
            <text:p>7</text:p>
          </table:table-cell>
          <table:table-cell table:style-name="ce9" table:formula="of:=+[.W2]+1" office:value-type="float" office:value="7" calcext:value-type="float">
            <text:p>7</text:p>
          </table:table-cell>
          <table:table-cell table:style-name="ce9" table:formula="of:=+[.X2]+1" office:value-type="float" office:value="8" calcext:value-type="float">
            <text:p>8</text:p>
          </table:table-cell>
          <table:table-cell table:style-name="ce9" table:formula="of:=+[.Y2]+1" office:value-type="float" office:value="8" calcext:value-type="float">
            <text:p>8</text:p>
          </table:table-cell>
          <table:table-cell table:style-name="ce9" table:formula="of:=+[.Z2]+1" office:value-type="float" office:value="8" calcext:value-type="float">
            <text:p>8</text:p>
          </table:table-cell>
          <table:table-cell table:style-name="ce9" table:formula="of:=+[.AA2]+1" office:value-type="float" office:value="9" calcext:value-type="float">
            <text:p>9</text:p>
          </table:table-cell>
          <table:table-cell table:style-name="ce9" table:formula="of:=+[.AB2]+1" office:value-type="float" office:value="9" calcext:value-type="float">
            <text:p>9</text:p>
          </table:table-cell>
          <table:table-cell table:style-name="ce9" table:formula="of:=+[.AC2]+1" office:value-type="float" office:value="9" calcext:value-type="float">
            <text:p>9</text:p>
          </table:table-cell>
          <table:table-cell table:style-name="ce9" table:formula="of:=+[.AD2]+1" office:value-type="float" office:value="10" calcext:value-type="float">
            <text:p>10</text:p>
          </table:table-cell>
          <table:table-cell table:style-name="ce9" table:formula="of:=+[.AE2]+1" office:value-type="float" office:value="10" calcext:value-type="float">
            <text:p>10</text:p>
          </table:table-cell>
          <table:table-cell table:style-name="ce9" table:formula="of:=+[.AF2]+1" office:value-type="float" office:value="10" calcext:value-type="float">
            <text:p>10</text:p>
          </table:table-cell>
          <table:table-cell table:style-name="ce9" table:formula="of:=+[.AG2]+1" office:value-type="float" office:value="11" calcext:value-type="float">
            <text:p>11</text:p>
          </table:table-cell>
          <table:table-cell table:style-name="ce9" table:formula="of:=+[.AH2]+1" office:value-type="float" office:value="11" calcext:value-type="float">
            <text:p>11</text:p>
          </table:table-cell>
          <table:table-cell table:style-name="ce9" table:formula="of:=+[.AI2]+1" office:value-type="float" office:value="11" calcext:value-type="float">
            <text:p>11</text:p>
          </table:table-cell>
          <table:table-cell table:style-name="ce7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formula="of:=+[.B3]+1" office:value-type="float" office:value="1" calcext:value-type="float">
            <text:p>1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+[.B4]+1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formula="of:=+[.B5]+1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formula="of:=+[.B6]+1" office:value-type="float" office:value="2" calcext:value-type="float">
            <text:p>2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+[.B7]+1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formula="of:=+[.B8]+1" office:value-type="float" office:value="2" calcext:value-type="float">
            <text:p>2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formula="of:=+[.B9]+1" office:value-type="float" office:value="3" calcext:value-type="float">
            <text:p>3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formula="of:=+[.B10]+1" office:value-type="float" office:value="3" calcext:value-type="float">
            <text:p>3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formula="of:=+[.B11]+1" office:value-type="float" office:value="3" calcext:value-type="float">
            <text:p>3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formula="of:=+[.B12]+1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formula="of:=+[.B13]+1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formula="of:=+[.B14]+1" office:value-type="float" office:value="4" calcext:value-type="float">
            <text:p>4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formula="of:=+[.B15]+1" office:value-type="float" office:value="5" calcext:value-type="float">
            <text:p>5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formula="of:=+[.B16]+1" office:value-type="float" office:value="5" calcext:value-type="float">
            <text:p>5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formula="of:=+[.B17]+1" office:value-type="float" office:value="5" calcext:value-type="float">
            <text:p>5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formula="of:=+[.B18]+1" office:value-type="float" office:value="6" calcext:value-type="float">
            <text:p>6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formula="of:=+[.B19]+1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formula="of:=+[.B20]+1" office:value-type="float" office:value="6" calcext:value-type="float">
            <text:p>6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formula="of:=+[.B21]+1" office:value-type="float" office:value="7" calcext:value-type="float">
            <text:p>7</text:p>
          </table:table-cell>
          <table:table-cell table:style-name="ce13"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formula="of:=+[.B22]+1" office:value-type="float" office:value="7" calcext:value-type="float">
            <text:p>7</text:p>
          </table:table-cell>
          <table:table-cell table:style-name="ce13"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formula="of:=+[.B23]+1" office:value-type="float" office:value="7" calcext:value-type="float">
            <text:p>7</text:p>
          </table:table-cell>
          <table:table-cell table:style-name="ce13"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formula="of:=+[.B24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formula="of:=+[.B25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formula="of:=+[.B26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formula="of:=+[.B27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formula="of:=+[.B28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formula="of:=+[.B29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formula="of:=+[.B30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formula="of:=+[.B31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 table:formula="of:=+[.B32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5]+1" office:value-type="float" office:value="34" calcext:value-type="float">
            <text:p>34</text:p>
          </table:table-cell>
          <table:table-cell table:formula="of:=+[.B33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6]+1" office:value-type="float" office:value="35" calcext:value-type="float">
            <text:p>35</text:p>
          </table:table-cell>
          <table:table-cell table:formula="of:=+[.B34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7]+1" office:value-type="float" office:value="36" calcext:value-type="float">
            <text:p>36</text:p>
          </table:table-cell>
          <table:table-cell table:formula="of:=+[.B35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table:formula="of:=+[.C40]+1" office:value-type="float" office:value="2" calcext:value-type="float">
            <text:p>2</text:p>
          </table:table-cell>
          <table:table-cell table:style-name="ce8" table:formula="of:=+[.D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F40]+1" office:value-type="float" office:value="2" calcext:value-type="float">
            <text:p>2</text:p>
          </table:table-cell>
          <table:table-cell table:style-name="ce8" table:formula="of:=+[.G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I40]+1" office:value-type="float" office:value="2" calcext:value-type="float">
            <text:p>2</text:p>
          </table:table-cell>
          <table:table-cell table:style-name="ce8" table:formula="of:=+[.J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L40]+1" office:value-type="float" office:value="2" calcext:value-type="float">
            <text:p>2</text:p>
          </table:table-cell>
          <table:table-cell table:style-name="ce8" table:formula="of:=+[.M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O40]+1" office:value-type="float" office:value="2" calcext:value-type="float">
            <text:p>2</text:p>
          </table:table-cell>
          <table:table-cell table:style-name="ce8" table:formula="of:=+[.P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R40]+1" office:value-type="float" office:value="2" calcext:value-type="float">
            <text:p>2</text:p>
          </table:table-cell>
          <table:table-cell table:style-name="ce8" table:formula="of:=+[.S40]+1" office:value-type="float" office:value="3" calcext:value-type="float">
            <text:p>3</text:p>
          </table:table-cell>
          <table:table-cell table:style-name="ce8" table:formula="of:=+[.T40]+1" office:value-type="float" office:value="4" calcext:value-type="float">
            <text:p>4</text:p>
          </table:table-cell>
          <table:table-cell table:style-name="ce8" table:formula="of:=+[.U40]+1" office:value-type="float" office:value="5" calcext:value-type="float">
            <text:p>5</text:p>
          </table:table-cell>
          <table:table-cell table:style-name="ce8" table:formula="of:=+[.V40]+1" office:value-type="float" office:value="6" calcext:value-type="float">
            <text:p>6</text:p>
          </table:table-cell>
          <table:table-cell table:style-name="ce8" table:formula="of:=+[.W40]+1" office:value-type="float" office:value="7" calcext:value-type="float">
            <text:p>7</text:p>
          </table:table-cell>
          <table:table-cell table:style-name="ce8" table:formula="of:=+[.X40]+1" office:value-type="float" office:value="8" calcext:value-type="float">
            <text:p>8</text:p>
          </table:table-cell>
          <table:table-cell table:style-name="ce8" table:formula="of:=+[.Y40]+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AA40]+1" office:value-type="float" office:value="2" calcext:value-type="float">
            <text:p>2</text:p>
          </table:table-cell>
          <table:table-cell table:style-name="ce8" table:formula="of:=+[.AB40]+1" office:value-type="float" office:value="3" calcext:value-type="float">
            <text:p>3</text:p>
          </table:table-cell>
          <table:table-cell table:style-name="ce8" table:formula="of:=+[.AC40]+1" office:value-type="float" office:value="4" calcext:value-type="float">
            <text:p>4</text:p>
          </table:table-cell>
          <table:table-cell table:style-name="ce8" table:formula="of:=+[.AD40]+1" office:value-type="float" office:value="5" calcext:value-type="float">
            <text:p>5</text:p>
          </table:table-cell>
          <table:table-cell table:style-name="ce8" table:formula="of:=+[.AE40]+1" office:value-type="float" office:value="6" calcext:value-type="float">
            <text:p>6</text:p>
          </table:table-cell>
          <table:table-cell table:style-name="ce8" table:formula="of:=+[.AF40]+1" office:value-type="float" office:value="7" calcext:value-type="float">
            <text:p>7</text:p>
          </table:table-cell>
          <table:table-cell table:style-name="ce8" table:formula="of:=+[.AG40]+1" office:value-type="float" office:value="8" calcext:value-type="float">
            <text:p>8</text:p>
          </table:table-cell>
          <table:table-cell table:style-name="ce8" table:formula="of:=+[.AH40]+1" office:value-type="float" office:value="9" calcext:value-type="float">
            <text:p>9</text:p>
          </table:table-cell>
          <table:table-cell table:style-name="ce8" table:formula="of:=+[.AI40]+1" office:value-type="float" office:value="10" calcext:value-type="float">
            <text:p>10</text:p>
          </table:table-cell>
          <table:table-cell table:style-name="ce8" table:formula="of:=+[.AJ40]+1" office:value-type="float" office:value="11" calcext:value-type="float">
            <text:p>11</text:p>
          </table:table-cell>
          <table:table-cell table:style-name="ce8" table:formula="of:=+[.AK40]+1" office:value-type="float" office:value="12" calcext:value-type="float">
            <text:p>12</text:p>
          </table:table-cell>
          <table:table-cell table:style-name="ce6" table:number-columns-repeated="986"/>
        </table:table-row>
        <table:table-row table:style-name="ro1">
          <table:table-cell table:style-name="ce7"/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+[.C41]+1" office:value-type="float" office:value="1" calcext:value-type="float">
            <text:p>1</text:p>
          </table:table-cell>
          <table:table-cell table:style-name="ce9" table:formula="of:=+[.D41]+1" office:value-type="float" office:value="1" calcext:value-type="float">
            <text:p>1</text:p>
          </table:table-cell>
          <table:table-cell table:style-name="ce9" table:formula="of:=+[.E41]+1" office:value-type="float" office:value="1" calcext:value-type="float">
            <text:p>1</text:p>
          </table:table-cell>
          <table:table-cell table:style-name="ce9" table:formula="of:=+[.F41]+1" office:value-type="float" office:value="2" calcext:value-type="float">
            <text:p>2</text:p>
          </table:table-cell>
          <table:table-cell table:style-name="ce9" table:formula="of:=+[.G41]+1" office:value-type="float" office:value="2" calcext:value-type="float">
            <text:p>2</text:p>
          </table:table-cell>
          <table:table-cell table:style-name="ce9" table:formula="of:=+[.H41]+1" office:value-type="float" office:value="2" calcext:value-type="float">
            <text:p>2</text:p>
          </table:table-cell>
          <table:table-cell table:style-name="ce9" table:formula="of:=+[.I41]+1" office:value-type="float" office:value="3" calcext:value-type="float">
            <text:p>3</text:p>
          </table:table-cell>
          <table:table-cell table:style-name="ce9" table:formula="of:=+[.J41]+1" office:value-type="float" office:value="3" calcext:value-type="float">
            <text:p>3</text:p>
          </table:table-cell>
          <table:table-cell table:style-name="ce9" table:formula="of:=+[.K41]+1" office:value-type="float" office:value="3" calcext:value-type="float">
            <text:p>3</text:p>
          </table:table-cell>
          <table:table-cell table:style-name="ce9" table:formula="of:=+[.L41]+1" office:value-type="float" office:value="4" calcext:value-type="float">
            <text:p>4</text:p>
          </table:table-cell>
          <table:table-cell table:style-name="ce9" table:formula="of:=+[.M41]+1" office:value-type="float" office:value="4" calcext:value-type="float">
            <text:p>4</text:p>
          </table:table-cell>
          <table:table-cell table:style-name="ce9" table:formula="of:=+[.N41]+1" office:value-type="float" office:value="4" calcext:value-type="float">
            <text:p>4</text:p>
          </table:table-cell>
          <table:table-cell table:style-name="ce9" table:formula="of:=+[.O41]+1" office:value-type="float" office:value="5" calcext:value-type="float">
            <text:p>5</text:p>
          </table:table-cell>
          <table:table-cell table:style-name="ce9" table:formula="of:=+[.P41]+1" office:value-type="float" office:value="5" calcext:value-type="float">
            <text:p>5</text:p>
          </table:table-cell>
          <table:table-cell table:style-name="ce9" table:formula="of:=+[.Q41]+1" office:value-type="float" office:value="5" calcext:value-type="float">
            <text:p>5</text:p>
          </table:table-cell>
          <table:table-cell table:style-name="ce9" table:formula="of:=+[.R41]+1" office:value-type="float" office:value="6" calcext:value-type="float">
            <text:p>6</text:p>
          </table:table-cell>
          <table:table-cell table:style-name="ce9" table:formula="of:=+[.S41]+1" office:value-type="float" office:value="6" calcext:value-type="float">
            <text:p>6</text:p>
          </table:table-cell>
          <table:table-cell table:style-name="ce9" table:formula="of:=+[.T41]+1" office:value-type="float" office:value="6" calcext:value-type="float">
            <text:p>6</text:p>
          </table:table-cell>
          <table:table-cell table:style-name="ce9" table:formula="of:=+[.U41]+1" office:value-type="float" office:value="7" calcext:value-type="float">
            <text:p>7</text:p>
          </table:table-cell>
          <table:table-cell table:style-name="ce9" table:formula="of:=+[.V41]+1" office:value-type="float" office:value="7" calcext:value-type="float">
            <text:p>7</text:p>
          </table:table-cell>
          <table:table-cell table:style-name="ce9" table:formula="of:=+[.W41]+1" office:value-type="float" office:value="7" calcext:value-type="float">
            <text:p>7</text:p>
          </table:table-cell>
          <table:table-cell table:style-name="ce9" table:formula="of:=+[.X41]+1" office:value-type="float" office:value="8" calcext:value-type="float">
            <text:p>8</text:p>
          </table:table-cell>
          <table:table-cell table:style-name="ce9" table:formula="of:=+[.Y41]+1" office:value-type="float" office:value="8" calcext:value-type="float">
            <text:p>8</text:p>
          </table:table-cell>
          <table:table-cell table:style-name="ce9" table:formula="of:=+[.Z41]+1" office:value-type="float" office:value="8" calcext:value-type="float">
            <text:p>8</text:p>
          </table:table-cell>
          <table:table-cell table:style-name="ce9" table:formula="of:=+[.AA41]+1" office:value-type="float" office:value="9" calcext:value-type="float">
            <text:p>9</text:p>
          </table:table-cell>
          <table:table-cell table:style-name="ce9" table:formula="of:=+[.AB41]+1" office:value-type="float" office:value="9" calcext:value-type="float">
            <text:p>9</text:p>
          </table:table-cell>
          <table:table-cell table:style-name="ce9" table:formula="of:=+[.AC41]+1" office:value-type="float" office:value="9" calcext:value-type="float">
            <text:p>9</text:p>
          </table:table-cell>
          <table:table-cell table:style-name="ce9" table:formula="of:=+[.AD41]+1" office:value-type="float" office:value="10" calcext:value-type="float">
            <text:p>10</text:p>
          </table:table-cell>
          <table:table-cell table:style-name="ce9" table:formula="of:=+[.AE41]+1" office:value-type="float" office:value="10" calcext:value-type="float">
            <text:p>10</text:p>
          </table:table-cell>
          <table:table-cell table:style-name="ce9" table:formula="of:=+[.AF41]+1" office:value-type="float" office:value="10" calcext:value-type="float">
            <text:p>10</text:p>
          </table:table-cell>
          <table:table-cell table:style-name="ce9" table:formula="of:=+[.AG41]+1" office:value-type="float" office:value="11" calcext:value-type="float">
            <text:p>11</text:p>
          </table:table-cell>
          <table:table-cell table:style-name="ce9" table:formula="of:=+[.AH41]+1" office:value-type="float" office:value="11" calcext:value-type="float">
            <text:p>11</text:p>
          </table:table-cell>
          <table:table-cell table:style-name="ce9" table:formula="of:=+[.AI41]+1" office:value-type="float" office:value="11" calcext:value-type="float">
            <text:p>11</text:p>
          </table:table-cell>
          <table:table-cell table:style-name="ce7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4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4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44]+1" office:value-type="float" office:value="4" calcext:value-type="float">
            <text:p>4</text:p>
          </table:table-cell>
          <table:table-cell table:formula="of:=+[.B42]+1" office:value-type="float" office:value="1" calcext:value-type="float">
            <text:p>1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45]+1" office:value-type="float" office:value="5" calcext:value-type="float">
            <text:p>5</text:p>
          </table:table-cell>
          <table:table-cell table:formula="of:=+[.B43]+1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46]+1" office:value-type="float" office:value="6" calcext:value-type="float">
            <text:p>6</text:p>
          </table:table-cell>
          <table:table-cell table:formula="of:=+[.B44]+1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47]+1" office:value-type="float" office:value="7" calcext:value-type="float">
            <text:p>7</text:p>
          </table:table-cell>
          <table:table-cell table:formula="of:=+[.B45]+1" office:value-type="float" office:value="2" calcext:value-type="float">
            <text:p>2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48]+1" office:value-type="float" office:value="8" calcext:value-type="float">
            <text:p>8</text:p>
          </table:table-cell>
          <table:table-cell table:formula="of:=+[.B46]+1" office:value-type="float" office:value="2" calcext:value-type="float">
            <text:p>2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49]+1" office:value-type="float" office:value="9" calcext:value-type="float">
            <text:p>9</text:p>
          </table:table-cell>
          <table:table-cell table:formula="of:=+[.B47]+1" office:value-type="float" office:value="2" calcext:value-type="float">
            <text:p>2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0]+1" office:value-type="float" office:value="10" calcext:value-type="float">
            <text:p>10</text:p>
          </table:table-cell>
          <table:table-cell table:formula="of:=+[.B48]+1" office:value-type="float" office:value="3" calcext:value-type="float">
            <text:p>3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51]+1" office:value-type="float" office:value="11" calcext:value-type="float">
            <text:p>11</text:p>
          </table:table-cell>
          <table:table-cell table:formula="of:=+[.B49]+1" office:value-type="float" office:value="3" calcext:value-type="float">
            <text:p>3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52]+1" office:value-type="float" office:value="12" calcext:value-type="float">
            <text:p>12</text:p>
          </table:table-cell>
          <table:table-cell table:formula="of:=+[.B50]+1" office:value-type="float" office:value="3" calcext:value-type="float">
            <text:p>3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53]+1" office:value-type="float" office:value="13" calcext:value-type="float">
            <text:p>13</text:p>
          </table:table-cell>
          <table:table-cell table:formula="of:=+[.B51]+1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54]+1" office:value-type="float" office:value="14" calcext:value-type="float">
            <text:p>14</text:p>
          </table:table-cell>
          <table:table-cell table:formula="of:=+[.B52]+1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55]+1" office:value-type="float" office:value="15" calcext:value-type="float">
            <text:p>15</text:p>
          </table:table-cell>
          <table:table-cell table:formula="of:=+[.B53]+1" office:value-type="float" office:value="4" calcext:value-type="float">
            <text:p>4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6]+1" office:value-type="float" office:value="16" calcext:value-type="float">
            <text:p>16</text:p>
          </table:table-cell>
          <table:table-cell table:formula="of:=+[.B54]+1" office:value-type="float" office:value="5" calcext:value-type="float">
            <text:p>5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57]+1" office:value-type="float" office:value="17" calcext:value-type="float">
            <text:p>17</text:p>
          </table:table-cell>
          <table:table-cell table:formula="of:=+[.B55]+1" office:value-type="float" office:value="5" calcext:value-type="float">
            <text:p>5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58]+1" office:value-type="float" office:value="18" calcext:value-type="float">
            <text:p>18</text:p>
          </table:table-cell>
          <table:table-cell table:formula="of:=+[.B56]+1" office:value-type="float" office:value="5" calcext:value-type="float">
            <text:p>5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9]+1" office:value-type="float" office:value="19" calcext:value-type="float">
            <text:p>19</text:p>
          </table:table-cell>
          <table:table-cell table:formula="of:=+[.B57]+1" office:value-type="float" office:value="6" calcext:value-type="float">
            <text:p>6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60]+1" office:value-type="float" office:value="20" calcext:value-type="float">
            <text:p>20</text:p>
          </table:table-cell>
          <table:table-cell table:formula="of:=+[.B58]+1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61]+1" office:value-type="float" office:value="21" calcext:value-type="float">
            <text:p>21</text:p>
          </table:table-cell>
          <table:table-cell table:formula="of:=+[.B59]+1" office:value-type="float" office:value="6" calcext:value-type="float">
            <text:p>6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62]+1" office:value-type="float" office:value="22" calcext:value-type="float">
            <text:p>22</text:p>
          </table:table-cell>
          <table:table-cell table:formula="of:=+[.B60]+1" office:value-type="float" office:value="7" calcext:value-type="float">
            <text:p>7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63]+1" office:value-type="float" office:value="23" calcext:value-type="float">
            <text:p>23</text:p>
          </table:table-cell>
          <table:table-cell table:formula="of:=+[.B61]+1" office:value-type="float" office:value="7" calcext:value-type="float">
            <text:p>7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64]+1" office:value-type="float" office:value="24" calcext:value-type="float">
            <text:p>24</text:p>
          </table:table-cell>
          <table:table-cell table:formula="of:=+[.B62]+1" office:value-type="float" office:value="7" calcext:value-type="float">
            <text:p>7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65]+1" office:value-type="float" office:value="25" calcext:value-type="float">
            <text:p>25</text:p>
          </table:table-cell>
          <table:table-cell table:formula="of:=+[.B63]+1" office:value-type="float" office:value="8" calcext:value-type="float">
            <text:p>8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66]+1" office:value-type="float" office:value="26" calcext:value-type="float">
            <text:p>26</text:p>
          </table:table-cell>
          <table:table-cell table:formula="of:=+[.B64]+1" office:value-type="float" office:value="8" calcext:value-type="float">
            <text:p>8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67]+1" office:value-type="float" office:value="27" calcext:value-type="float">
            <text:p>27</text:p>
          </table:table-cell>
          <table:table-cell table:formula="of:=+[.B65]+1" office:value-type="float" office:value="8" calcext:value-type="float">
            <text:p>8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68]+1" office:value-type="float" office:value="28" calcext:value-type="float">
            <text:p>28</text:p>
          </table:table-cell>
          <table:table-cell table:formula="of:=+[.B66]+1" office:value-type="float" office:value="9" calcext:value-type="float">
            <text:p>9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69]+1" office:value-type="float" office:value="29" calcext:value-type="float">
            <text:p>29</text:p>
          </table:table-cell>
          <table:table-cell table:formula="of:=+[.B67]+1" office:value-type="float" office:value="9" calcext:value-type="float">
            <text:p>9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70]+1" office:value-type="float" office:value="30" calcext:value-type="float">
            <text:p>30</text:p>
          </table:table-cell>
          <table:table-cell table:formula="of:=+[.B68]+1" office:value-type="float" office:value="9" calcext:value-type="float">
            <text:p>9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71]+1" office:value-type="float" office:value="31" calcext:value-type="float">
            <text:p>31</text:p>
          </table:table-cell>
          <table:table-cell table:formula="of:=+[.B69]+1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72]+1" office:value-type="float" office:value="32" calcext:value-type="float">
            <text:p>32</text:p>
          </table:table-cell>
          <table:table-cell table:formula="of:=+[.B70]+1" office:value-type="float" office:value="10" calcext:value-type="float">
            <text:p>10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73]+1" office:value-type="float" office:value="33" calcext:value-type="float">
            <text:p>33</text:p>
          </table:table-cell>
          <table:table-cell table:formula="of:=+[.B71]+1" office:value-type="float" office:value="10" calcext:value-type="float">
            <text:p>10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74]+1" office:value-type="float" office:value="34" calcext:value-type="float">
            <text:p>34</text:p>
          </table:table-cell>
          <table:table-cell table:formula="of:=+[.B72]+1" office:value-type="float" office:value="11" calcext:value-type="float">
            <text:p>11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75]+1" office:value-type="float" office:value="35" calcext:value-type="float">
            <text:p>35</text:p>
          </table:table-cell>
          <table:table-cell table:formula="of:=+[.B73]+1" office:value-type="float" office:value="11" calcext:value-type="float">
            <text:p>11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76]+1" office:value-type="float" office:value="36" calcext:value-type="float">
            <text:p>36</text:p>
          </table:table-cell>
          <table:table-cell table:formula="of:=+[.B74]+1" office:value-type="float" office:value="11" calcext:value-type="float">
            <text:p>11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6" table:default-cell-style-name="Default"/>
        <table:table-row table:style-name="ro1"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234114" calcext:value-type="float">
            <text:p>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195312" calcext:value-type="float">
            <text:p>0.0195312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244141" calcext:value-type="float">
            <text:p>0.00244141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780.375" calcext:value-type="float">
            <text:p>-78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390625" calcext:value-type="float">
            <text:p>-0.00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172" calcext:value-type="float">
            <text:p>-390.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26953" calcext:value-type="float">
            <text:p>0.0126953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102539" calcext:value-type="float">
            <text:p>-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292969" calcext:value-type="float">
            <text:p>0.0029296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244141" calcext:value-type="float">
            <text:p>-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0.0102539" calcext:value-type="float">
            <text:p>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244141" calcext:value-type="float">
            <text:p>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2539" calcext:value-type="float">
            <text:p>0.0102539</text:p>
          </table:table-cell>
          <table:table-cell table:style-name="ce5" office:value-type="float" office:value="-0.0000762939" calcext:value-type="float">
            <text:p>-7.63E-05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02539" calcext:value-type="float">
            <text:p>-0.0102539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5" calcext:value-type="float">
            <text:p>-2341.15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390.199" calcext:value-type="float">
            <text:p>-390.199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89" calcext:value-type="float">
            <text:p>-390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12486" calcext:value-type="float">
            <text:p>12486</text:p>
          </table:table-cell>
          <table:table-cell office:value-type="float" office:value="156076" calcext:value-type="float">
            <text:p>156076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0.000976562" calcext:value-type="float">
            <text:p>-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234114" calcext:value-type="float">
            <text:p>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-234114" calcext:value-type="float">
            <text:p>-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229432" calcext:value-type="float">
            <text:p>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41.15" calcext:value-type="float">
            <text:p>-234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78038" calcext:value-type="float">
            <text:p>78038</text:p>
          </table:table-cell>
          <table:table-cell office:value-type="float" office:value="234114" calcext:value-type="float">
            <text:p>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39019" calcext:value-type="float">
            <text:p>39019</text:p>
          </table:table-cell>
          <table:table-cell office:value-type="float" office:value="-229432" calcext:value-type="float">
            <text:p>-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234114" calcext:value-type="float">
            <text:p>234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125" calcext:value-type="float">
            <text:p>0.125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341797" calcext:value-type="float">
            <text:p>0.00341797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9" calcext:value-type="float">
            <text:p>-390.19</text:p>
          </table:table-cell>
          <table:table-cell table:style-name="ce5" office:value-type="float" office:value="-0.0000305176" calcext:value-type="float">
            <text:p>-3.05E-05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1773" calcext:value-type="float">
            <text:p>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203" calcext:value-type="float">
            <text:p>-390.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625" calcext:value-type="float">
            <text:p>0.0625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.406" calcext:value-type="float">
            <text:p>-780.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390625" calcext:value-type="float">
            <text:p>-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0976562" calcext:value-type="float">
            <text:p>-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390625" calcext:value-type="float">
            <text:p>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0.00976562" calcext:value-type="float">
            <text:p>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390.176" calcext:value-type="float">
            <text:p>-390.176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780.402" calcext:value-type="float">
            <text:p>-780.402</text:p>
          </table:table-cell>
          <table:table-cell office:value-type="float" office:value="-0.00976562" calcext:value-type="float">
            <text:p>-0.00976562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-316054" calcext:value-type="float">
            <text:p>-316054</text:p>
          </table:table-cell>
        </table:table-row>
        <table:table-row table:style-name="ro1"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1773" calcext:value-type="float">
            <text:p>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9" calcext:value-type="float">
            <text:p>-390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156076" calcext:value-type="float">
            <text:p>156076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229432" calcext:value-type="float">
            <text:p>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-229432" calcext:value-type="float">
            <text:p>-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234114" calcext:value-type="float">
            <text:p>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39019" calcext:value-type="float">
            <text:p>39019</text:p>
          </table:table-cell>
          <table:table-cell office:value-type="float" office:value="229432" calcext:value-type="float">
            <text:p>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78038" calcext:value-type="float">
            <text:p>78038</text:p>
          </table:table-cell>
          <table:table-cell office:value-type="float" office:value="-234114" calcext:value-type="float">
            <text:p>-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229432" calcext:value-type="float">
            <text:p>229432</text:p>
          </table:table-cell>
          <table:table-cell office:value-type="float" office:value="-229432" calcext:value-type="float">
            <text:p>-229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234114" calcext:value-type="float">
            <text:p>23411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2" table:number-columns-repeated="18" table:default-cell-style-name="Default"/>
        <table:table-row table:style-name="ro1">
          <table:table-cell table:style-name="ce67" office:value-type="float" office:value="-95206.3" calcext:value-type="float">
            <text:p>-95206.3</text:p>
          </table:table-cell>
          <table:table-cell table:style-name="ce67" office:value-type="float" office:value="-78038" calcext:value-type="float">
            <text:p>-78038</text:p>
          </table:table-cell>
          <table:table-cell table:style-name="ce67"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" calcext:value-type="float">
            <text:p>0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7" office:value-type="float" office:value="-78038" calcext:value-type="float">
            <text:p>-78038</text:p>
          </table:table-cell>
          <table:table-cell table:style-name="ce67" office:value-type="float" office:value="-95206.3" calcext:value-type="float">
            <text:p>-95206.3</text:p>
          </table:table-cell>
          <table:table-cell table:style-name="ce67" office:value-type="float" office:value="234114" calcext:value-type="float">
            <text:p>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41.14" calcext:value-type="float">
            <text:p>-2341.14</text:p>
          </table:table-cell>
        </table:table-row>
        <table:table-row table:style-name="ro1">
          <table:table-cell table:number-columns-repeated="2" table:style-name="ce67" office:value-type="float" office:value="234114" calcext:value-type="float">
            <text:p>234114</text:p>
          </table:table-cell>
          <table:table-cell table:style-name="ce68" office:value-type="float" office:value="-157793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  <table:table-cell table:style-name="ce67" office:value-type="float" office:value="-81939.9" calcext:value-type="float">
            <text:p>-81939.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6287.7" calcext:value-type="float">
            <text:p>-3628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-3901.89" calcext:value-type="float">
            <text:p>-3901.89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3901.89" calcext:value-type="float">
            <text:p>-3901.8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77257.6" calcext:value-type="float">
            <text:p>-7725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-81939.9" calcext:value-type="float">
            <text:p>-81939.9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8628.8" calcext:value-type="float">
            <text:p>-386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-316054" calcext:value-type="float">
            <text:p>-316054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95206.3" calcext:value-type="float">
            <text:p>-95206.3</text:p>
          </table:table-cell>
          <table:table-cell table:style-name="ce67" office:value-type="float" office:value="-78038" calcext:value-type="float">
            <text:p>-78038</text:p>
          </table:table-cell>
          <table:table-cell table:style-name="ce67"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41.14" calcext:value-type="float">
            <text:p>2341.14</text:p>
          </table:table-cell>
          <table:table-cell table:style-name="ce67" office:value-type="float" office:value="-78038" calcext:value-type="float">
            <text:p>-78038</text:p>
          </table:table-cell>
          <table:table-cell table:style-name="ce67" office:value-type="float" office:value="-95206.3" calcext:value-type="float">
            <text:p>-95206.3</text:p>
          </table:table-cell>
          <table:table-cell table:style-name="ce67" office:value-type="float" office:value="-234114" calcext:value-type="float">
            <text:p>-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41.14" calcext:value-type="float">
            <text:p>2341.14</text:p>
          </table:table-cell>
        </table:table-row>
        <table:table-row table:style-name="ro1"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table:number-columns-repeated="2" table:style-name="ce67" office:value-type="float" office:value="-234114" calcext:value-type="float">
            <text:p>-234114</text:p>
          </table:table-cell>
          <table:table-cell table:style-name="ce68" office:value-type="float" office:value="-157793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6287.7" calcext:value-type="float">
            <text:p>-3628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table:style-name="ce67" office:value-type="float" office:value="-81939.9" calcext:value-type="float">
            <text:p>-81939.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-3901.9" calcext:value-type="float">
            <text:p>-3901.9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3901.9" calcext:value-type="float">
            <text:p>-3901.9</text:p>
          </table:table-cell>
          <table:table-cell table:number-columns-repeated="2" table:style-name="ce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8628.8" calcext:value-type="float">
            <text:p>-386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1773" calcext:value-type="float">
            <text:p>231773</text:p>
          </table:table-cell>
          <table:table-cell office:value-type="float" office:value="-77257.6" calcext:value-type="float">
            <text:p>-7725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-81939.9" calcext:value-type="float">
            <text:p>-81939.9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-316054" calcext:value-type="float">
            <text:p>-31605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+[.A19]+1" office:value-type="float" office:value="2" calcext:value-type="float">
            <text:p>2</text:p>
          </table:table-cell>
          <table:table-cell table:formula="of:=+[.B19]+1" office:value-type="float" office:value="2" calcext:value-type="float">
            <text:p>2</text:p>
          </table:table-cell>
          <table:table-cell table:formula="of:=+[.C19]+1" office:value-type="float" office:value="2" calcext:value-type="float">
            <text:p>2</text:p>
          </table:table-cell>
          <table:table-cell table:formula="of:=+[.D19]+1" office:value-type="float" office:value="3" calcext:value-type="float">
            <text:p>3</text:p>
          </table:table-cell>
          <table:table-cell table:formula="of:=+[.E19]+1" office:value-type="float" office:value="3" calcext:value-type="float">
            <text:p>3</text:p>
          </table:table-cell>
          <table:table-cell table:formula="of:=+[.F19]+1" office:value-type="float" office:value="3" calcext:value-type="float">
            <text:p>3</text:p>
          </table:table-cell>
          <table:table-cell table:formula="of:=+[.G19]+1" office:value-type="float" office:value="4" calcext:value-type="float">
            <text:p>4</text:p>
          </table:table-cell>
          <table:table-cell table:formula="of:=+[.H19]+1" office:value-type="float" office:value="4" calcext:value-type="float">
            <text:p>4</text:p>
          </table:table-cell>
          <table:table-cell table:formula="of:=+[.I19]+1" office:value-type="float" office:value="4" calcext:value-type="float">
            <text:p>4</text:p>
          </table:table-cell>
          <table:table-cell table:formula="of:=+[.J19]+1" office:value-type="float" office:value="5" calcext:value-type="float">
            <text:p>5</text:p>
          </table:table-cell>
          <table:table-cell table:formula="of:=+[.K19]+1" office:value-type="float" office:value="5" calcext:value-type="float">
            <text:p>5</text:p>
          </table:table-cell>
          <table:table-cell table:formula="of:=+[.L19]+1" office:value-type="float" office:value="5" calcext:value-type="float">
            <text:p>5</text:p>
          </table:table-cell>
          <table:table-cell table:formula="of:=+[.M19]+1" office:value-type="float" office:value="6" calcext:value-type="float">
            <text:p>6</text:p>
          </table:table-cell>
          <table:table-cell table:formula="of:=+[.N19]+1" office:value-type="float" office:value="6" calcext:value-type="float">
            <text:p>6</text:p>
          </table:table-cell>
          <table:table-cell table:formula="of:=+[.O19]+1" office:value-type="float" office:value="6" calcext:value-type="float">
            <text:p>6</text:p>
          </table:table-cell>
        </table:table-row>
      </table:table>
      <table:table table:name="Sheet4" table:style-name="ta1">
        <table:table-column table:style-name="co2" table:number-columns-repeated="18" table:default-cell-style-name="Default"/>
        <table:table-row table:style-name="ro1">
          <table:table-cell office:value-type="float" office:value="95206.2" calcext:value-type="float">
            <text:p>95206.2</text:p>
          </table:table-cell>
          <table:table-cell office:value-type="float" office:value="78037.9" calcext:value-type="float">
            <text:p>78037.9</text:p>
          </table:table-cell>
          <table:table-cell office:value-type="float" office:value="234114" calcext:value-type="float">
            <text:p>234114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-77257.5" calcext:value-type="float">
            <text:p>-77257.5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24191.8" calcext:value-type="float">
            <text:p>24191.8</text:p>
          </table:table-cell>
          <table:table-cell office:value-type="float" office:value="39019" calcext:value-type="float">
            <text:p>39019</text:p>
          </table:table-cell>
          <table:table-cell office:value-type="float" office:value="-229431" calcext:value-type="float">
            <text:p>-229431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-38628.8" calcext:value-type="float">
            <text:p>-38628.8</text:p>
          </table:table-cell>
          <table:table-cell table:style-name="ce5" office:value-type="float" office:value="0.000000000000909495" calcext:value-type="float">
            <text:p>9.09E-13</text:p>
          </table:table-cell>
        </table:table-row>
        <table:table-row table:style-name="ro1">
          <table:table-cell office:value-type="float" office:value="78037.9" calcext:value-type="float">
            <text:p>78037.9</text:p>
          </table:table-cell>
          <table:table-cell office:value-type="float" office:value="95206.2" calcext:value-type="float">
            <text:p>95206.2</text:p>
          </table:table-cell>
          <table:table-cell office:value-type="float" office:value="234114" calcext:value-type="float">
            <text:p>234114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-3901.9" calcext:value-type="float">
            <text:p>-3901.9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9019" calcext:value-type="float">
            <text:p>39019</text:p>
          </table:table-cell>
          <table:table-cell office:value-type="float" office:value="24191.8" calcext:value-type="float">
            <text:p>24191.8</text:p>
          </table:table-cell>
          <table:table-cell office:value-type="float" office:value="-229431" calcext:value-type="float">
            <text:p>-229431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table:style-name="ce5" office:value-type="float" office:value="0.000000000000909495" calcext:value-type="float">
            <text:p>9.09E-13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-2341.14" calcext:value-type="float">
            <text:p>-2341.14</text:p>
          </table:table-cell>
        </table:table-row>
        <table:table-row table:style-name="ro1"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157793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-316054" calcext:value-type="float">
            <text:p>-316054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229431" calcext:value-type="float">
            <text:p>229431</text:p>
          </table:table-cell>
          <table:table-cell table:style-name="ce5" office:value-type="float" office:value="-157559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table:style-name="ce5" office:value-type="float" office:value="0.0000000000000284217" calcext:value-type="float">
            <text:p>2.84E-14</text:p>
          </table:table-cell>
          <table:table-cell office:value-type="float" office:value="314883" calcext:value-type="float">
            <text:p>314883</text:p>
          </table:table-cell>
          <table:table-cell table:style-name="ce5" office:value-type="float" office:value="0.0000000000000284217" calcext:value-type="float">
            <text:p>2.84E-14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-81939.8" calcext:value-type="float">
            <text:p>-81939.8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81939.8" calcext:value-type="float">
            <text:p>81939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818545" calcext:value-type="float">
            <text:p>-8.19E-12</text:p>
          </table:table-cell>
          <table:table-cell table:style-name="ce5" office:value-type="float" office:value="-0.000000000000227374" calcext:value-type="float">
            <text:p>-2.27E-13</text:p>
          </table:table-cell>
          <table:table-cell office:value-type="float" office:value="77257.5" calcext:value-type="float">
            <text:p>77257.5</text:p>
          </table:table-cell>
          <table:table-cell table:style-name="ce5" office:value-type="float" office:value="0.000000000000909495" calcext:value-type="float">
            <text:p>9.09E-13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36287.6" calcext:value-type="float">
            <text:p>36287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0000000636646" calcext:value-type="float">
            <text:p>6.37E-12</text:p>
          </table:table-cell>
          <table:table-cell table:style-name="ce5" office:value-type="float" office:value="0.000000000000227374" calcext:value-type="float">
            <text:p>2.27E-13</text:p>
          </table:table-cell>
          <table:table-cell office:value-type="float" office:value="38628.8" calcext:value-type="float">
            <text:p>38628.8</text:p>
          </table:table-cell>
          <table:table-cell table:style-name="ce5" office:value-type="float" office:value="-0.000000000000909495" calcext:value-type="float">
            <text:p>-9.09E-13</text:p>
          </table:table-cell>
        </table:table-row>
        <table:table-row table:style-name="ro1">
          <table:table-cell office:value-type="float" office:value="-780.379" calcext:value-type="float">
            <text:p>-780.379</text:p>
          </table:table-cell>
          <table:table-cell office:value-type="float" office:value="-3901.9" calcext:value-type="float">
            <text:p>-3901.9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table:style-name="ce5" office:value-type="float" office:value="-0.000000000000227374" calcext:value-type="float">
            <text:p>-2.27E-13</text:p>
          </table:table-cell>
          <table:table-cell table:style-name="ce5" office:value-type="float" office:value="0.0000000000000284217" calcext:value-type="float">
            <text:p>2.84E-14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table:style-name="ce5" office:value-type="float" office:value="0.000000000000227374" calcext:value-type="float">
            <text:p>2.27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-316054" calcext:value-type="float">
            <text:p>-316054</text:p>
          </table:table-cell>
          <table:table-cell table:style-name="ce5" office:value-type="float" office:value="-0.00000000000818545" calcext:value-type="float">
            <text:p>-8.19E-12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style-name="ce5" office:value-type="float" office:value="0.0000000000000284217" calcext:value-type="float">
            <text:p>2.84E-14</text:p>
          </table:table-cell>
          <table:table-cell table:style-name="ce5" office:value-type="float" office:value="0.000000000000909495" calcext:value-type="float">
            <text:p>9.09E-13</text:p>
          </table:table-cell>
          <table:table-cell table:style-name="ce5" office:value-type="float" office:value="-0.0000000000291038" calcext:value-type="float">
            <text:p>-2.91E-11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style-name="ce5" office:value-type="float" office:value="-0.00000000000727596" calcext:value-type="float">
            <text:p>-7.28E-12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000000291038" calcext:value-type="float">
            <text:p>2.91E-11</text:p>
          </table:table-cell>
        </table:table-row>
        <table:table-row table:style-name="ro1">
          <table:table-cell office:value-type="float" office:value="-3901.9" calcext:value-type="float">
            <text:p>-3901.9</text:p>
          </table:table-cell>
          <table:table-cell office:value-type="float" office:value="-780.379" calcext:value-type="float">
            <text:p>-780.379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table:style-name="ce5" office:value-type="float" office:value="-0.000000000000227374" calcext:value-type="float">
            <text:p>-2.27E-13</text:p>
          </table:table-cell>
          <table:table-cell office:value-type="float" office:value="780.379" calcext:value-type="float">
            <text:p>780.379</text:p>
          </table:table-cell>
          <table:table-cell table:style-name="ce5" office:value-type="float" office:value="0.0000000000000284217" calcext:value-type="float">
            <text:p>2.84E-14</text:p>
          </table:table-cell>
          <table:table-cell office:value-type="float" office:value="3901.9" calcext:value-type="float">
            <text:p>39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00000000227374" calcext:value-type="float">
            <text:p>2.27E-13</text:p>
          </table:table-cell>
          <table:table-cell office:value-type="float" office:value="390.19" calcext:value-type="float">
            <text:p>390.19</text:p>
          </table:table-cell>
          <table:table-cell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7257.5" calcext:value-type="float">
            <text:p>-77257.5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77257.5" calcext:value-type="float">
            <text:p>77257.5</text:p>
          </table:table-cell>
          <table:table-cell table:style-name="ce5" office:value-type="float" office:value="-0.000000000000227374" calcext:value-type="float">
            <text:p>-2.27E-13</text:p>
          </table:table-cell>
          <table:table-cell table:style-name="ce5" office:value-type="float" office:value="0.000000000000909495" calcext:value-type="float">
            <text:p>9.09E-13</text:p>
          </table:table-cell>
          <table:table-cell office:value-type="float" office:value="0" calcext:value-type="float">
            <text:p>0</text:p>
          </table:table-cell>
          <table:table-cell office:value-type="float" office:value="81939.8" calcext:value-type="float">
            <text:p>81939.8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231773" calcext:value-type="float">
            <text:p>231773</text:p>
          </table:table-cell>
          <table:table-cell office:value-type="float" office:value="38628.8" calcext:value-type="float">
            <text:p>38628.8</text:p>
          </table:table-cell>
          <table:table-cell table:style-name="ce5" office:value-type="float" office:value="0.000000000000227374" calcext:value-type="float">
            <text:p>2.27E-13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0" calcext:value-type="float">
            <text:p>0</text:p>
          </table:table-cell>
          <table:table-cell office:value-type="float" office:value="36287.6" calcext:value-type="float">
            <text:p>36287.6</text:p>
          </table:table-cell>
          <table:table-cell table:style-name="ce5" office:value-type="float" office:value="-0.000000000000909495" calcext:value-type="float">
            <text:p>-9.09E-13</text:p>
          </table:table-cell>
        </table:table-row>
        <table:table-row table:style-name="ro1"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6054" calcext:value-type="float">
            <text:p>-316054</text:p>
          </table:table-cell>
          <table:table-cell table:style-name="ce5" office:value-type="float" office:value="0.000000000000909495" calcext:value-type="float">
            <text:p>9.09E-13</text:p>
          </table:table-cell>
          <table:table-cell table:style-name="ce5" office:value-type="float" office:value="0.0000000000000284217" calcext:value-type="float">
            <text:p>2.84E-14</text:p>
          </table:table-cell>
          <table:table-cell table:style-name="ce5" office:value-type="float" office:value="-0.0000000000291038" calcext:value-type="float">
            <text:p>-2.91E-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316054" calcext:value-type="float">
            <text:p>316054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4883" calcext:value-type="float">
            <text:p>31488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table:style-name="ce5" office:value-type="float" office:value="0.0000000000291038" calcext:value-type="float">
            <text:p>2.91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office:value-type="float" office:value="24191.8" calcext:value-type="float">
            <text:p>24191.8</text:p>
          </table:table-cell>
          <table:table-cell office:value-type="float" office:value="39019" calcext:value-type="float">
            <text:p>39019</text:p>
          </table:table-cell>
          <table:table-cell office:value-type="float" office:value="229431" calcext:value-type="float">
            <text:p>229431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0" calcext:value-type="float">
            <text:p>0</text:p>
          </table:table-cell>
          <table:table-cell office:value-type="float" office:value="95206.2" calcext:value-type="float">
            <text:p>95206.2</text:p>
          </table:table-cell>
          <table:table-cell office:value-type="float" office:value="78037.9" calcext:value-type="float">
            <text:p>78037.9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float" office:value="24191.8" calcext:value-type="float">
            <text:p>24191.8</text:p>
          </table:table-cell>
          <table:table-cell office:value-type="float" office:value="229431" calcext:value-type="float">
            <text:p>229431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78037.9" calcext:value-type="float">
            <text:p>78037.9</text:p>
          </table:table-cell>
          <table:table-cell office:value-type="float" office:value="95206.2" calcext:value-type="float">
            <text:p>95206.2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2341.14" calcext:value-type="float">
            <text:p>2341.14</text:p>
          </table:table-cell>
        </table:table-row>
        <table:table-row table:style-name="ro1">
          <table:table-cell table:number-columns-repeated="2" office:value-type="float" office:value="-229431" calcext:value-type="float">
            <text:p>-229431</text:p>
          </table:table-cell>
          <table:table-cell table:style-name="ce5" office:value-type="float" office:value="-157559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157793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6054" calcext:value-type="float">
            <text:p>-316054</text:p>
          </table:table-cell>
        </table:table-row>
        <table:table-row table:style-name="ro1">
          <table:table-cell office:value-type="float" office:value="-36287.6" calcext:value-type="float">
            <text:p>-36287.6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6287.6" calcext:value-type="float">
            <text:p>36287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727596" calcext:value-type="float">
            <text:p>-7.28E-12</text:p>
          </table:table-cell>
          <table:table-cell table:style-name="ce5" office:value-type="float" office:value="0.000000000000227374" calcext:value-type="float">
            <text:p>2.27E-1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" calcext:value-type="float">
            <text:p>0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231773" calcext:value-type="float">
            <text:p>231773</text:p>
          </table:table-cell>
          <table:table-cell office:value-type="float" office:value="81939.8" calcext:value-type="float">
            <text:p>81939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0000000727596" calcext:value-type="float">
            <text:p>7.28E-12</text:p>
          </table:table-cell>
          <table:table-cell table:style-name="ce5" office:value-type="float" office:value="-0.000000000000227374" calcext:value-type="float">
            <text:p>-2.27E-13</text:p>
          </table:table-cell>
          <table:table-cell office:value-type="float" office:value="77257.5" calcext:value-type="float">
            <text:p>772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style-name="ce5" office:value-type="float" office:value="0.0000000000000284217" calcext:value-type="float">
            <text:p>2.84E-14</text:p>
          </table:table-cell>
          <table:table-cell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table:style-name="ce5" office:value-type="float" office:value="0.000000000000227374" calcext:value-type="float">
            <text:p>2.27E-13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9" calcext:value-type="float">
            <text:p>-39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table:style-name="ce5" office:value-type="float" office:value="-0.000000000000227374" calcext:value-type="float">
            <text:p>-2.27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table:style-name="ce5" office:value-type="float" office:value="0.000000000000909495" calcext:value-type="float">
            <text:p>9.09E-13</text:p>
          </table:table-cell>
          <table:table-cell office:value-type="float" office:value="314883" calcext:value-type="float">
            <text:p>314883</text:p>
          </table:table-cell>
          <table:table-cell table:style-name="ce5" office:value-type="float" office:value="0.00000000000636646" calcext:value-type="float">
            <text:p>6.37E-12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0909495" calcext:value-type="float">
            <text:p>-9.09E-13</text:p>
          </table:table-cell>
          <table:table-cell table:style-name="ce5" office:value-type="float" office:value="0.0000000000291038" calcext:value-type="float">
            <text:p>2.91E-11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style-name="ce5" office:value-type="float" office:value="0.00000000000727596" calcext:value-type="float">
            <text:p>7.28E-12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0000000291038" calcext:value-type="float">
            <text:p>-2.91E-11</text:p>
          </table:table-cell>
        </table:table-row>
        <table:table-row table:style-name="ro1">
          <table:table-cell office:value-type="float" office:value="2731.33" calcext:value-type="float">
            <text:p>2731.33</text:p>
          </table:table-cell>
          <table:table-cell office:value-type="float" office:value="-390.19" calcext:value-type="float">
            <text:p>-390.19</text:p>
          </table:table-cell>
          <table:table-cell table:style-name="ce5" office:value-type="float" office:value="0.0000000000000284217" calcext:value-type="float">
            <text:p>2.84E-14</text:p>
          </table:table-cell>
          <table:table-cell table:style-name="ce5" office:value-type="float" office:value="0.000000000000227374" calcext:value-type="float">
            <text:p>2.27E-13</text:p>
          </table:table-cell>
          <table:table-cell office:value-type="float" office:value="390.19" calcext:value-type="float">
            <text:p>390.19</text:p>
          </table:table-cell>
          <table:table-cell table:style-name="ce5" office:value-type="float" office:value="-0.0000000000000284217" calcext:value-type="float">
            <text:p>-2.84E-14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0227374" calcext:value-type="float">
            <text:p>-2.27E-13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628.8" calcext:value-type="float">
            <text:p>-38628.8</text:p>
          </table:table-cell>
          <table:table-cell office:value-type="float" office:value="-36287.6" calcext:value-type="float">
            <text:p>-36287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8628.8" calcext:value-type="float">
            <text:p>38628.8</text:p>
          </table:table-cell>
          <table:table-cell table:style-name="ce5" office:value-type="float" office:value="0.000000000000227374" calcext:value-type="float">
            <text:p>2.27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87.6" calcext:value-type="float">
            <text:p>36287.6</text:p>
          </table:table-cell>
          <table:table-cell office:value-type="float" office:value="0" calcext:value-type="float">
            <text:p>0</text:p>
          </table:table-cell>
          <table:table-cell office:value-type="float" office:value="-77257.5" calcext:value-type="float">
            <text:p>-77257.5</text:p>
          </table:table-cell>
          <table:table-cell office:value-type="float" office:value="-81939.8" calcext:value-type="float">
            <text:p>-81939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77257.5" calcext:value-type="float">
            <text:p>77257.5</text:p>
          </table:table-cell>
          <table:table-cell table:style-name="ce5" office:value-type="float" office:value="-0.000000000000227374" calcext:value-type="float">
            <text:p>-2.27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39.8" calcext:value-type="float">
            <text:p>819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00000000000909495" calcext:value-type="float">
            <text:p>9.09E-1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4883" calcext:value-type="float">
            <text:p>314883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000000291038" calcext:value-type="float">
            <text:p>2.91E-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0.000000000000909495" calcext:value-type="float">
            <text:p>-9.09E-1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0000000291038" calcext:value-type="float">
            <text:p>-2.91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" calcext:value-type="float">
            <text:p>0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41.14" calcext:value-type="float">
            <text:p>2341.14</text:p>
          </table:table-cell>
        </table:table-row>
        <table:table-row table:style-name="ro1"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office:value-type="float" office:value="-81939.9" calcext:value-type="float">
            <text:p>-81939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6287.7" calcext:value-type="float">
            <text:p>-36287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-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-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office:value-type="float" office:value="-3901.9" calcext:value-type="float">
            <text:p>-3901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1773" calcext:value-type="float">
            <text:p>231773</text:p>
          </table:table-cell>
          <table:table-cell office:value-type="float" office:value="-77257.6" calcext:value-type="float">
            <text:p>-7725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8628.8" calcext:value-type="float">
            <text:p>-386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" calcext:value-type="float">
            <text:p>0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234114" calcext:value-type="float">
            <text:p>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41.14" calcext:value-type="float">
            <text:p>-2341.14</text:p>
          </table:table-cell>
        </table:table-row>
        <table:table-row table:style-name="ro1"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6287.7" calcext:value-type="float">
            <text:p>-36287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81939.9" calcext:value-type="float">
            <text:p>-81939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-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-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8628.8" calcext:value-type="float">
            <text:p>-386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77257.6" calcext:value-type="float">
            <text:p>-7725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formula="of:=+[.A1]+[.A20]" office:value-type="float" office:value="-0.100000000005821" calcext:value-type="float">
            <text:p>-0.100000000005821</text:p>
          </table:table-cell>
          <table:table-cell table:formula="of:=+[.B1]+[.B20]" office:value-type="float" office:value="-0.100000000005821" calcext:value-type="float">
            <text:p>-0.100000000005821</text:p>
          </table:table-cell>
          <table:table-cell table:formula="of:=+[.C1]+[.C20]" office:value-type="float" office:value="0" calcext:value-type="float">
            <text:p>0</text:p>
          </table:table-cell>
          <table:table-cell table:formula="of:=+[.D1]+[.D20]" office:value-type="float" office:value="0.0999999999912689" calcext:value-type="float">
            <text:p>0.0999999999912689</text:p>
          </table:table-cell>
          <table:table-cell table:formula="of:=+[.E1]+[.E20]" office:value-type="float" office:value="0" calcext:value-type="float">
            <text:p>0</text:p>
          </table:table-cell>
          <table:table-cell table:formula="of:=+[.F1]+[.F20]" office:value-type="float" office:value="0" calcext:value-type="float">
            <text:p>0</text:p>
          </table:table-cell>
          <table:table-cell table:formula="of:=+[.G1]+[.G20]" office:value-type="float" office:value="0" calcext:value-type="float">
            <text:p>0</text:p>
          </table:table-cell>
          <table:table-cell table:formula="of:=+[.H1]+[.H20]" office:value-type="float" office:value="0.100000000005821" calcext:value-type="float">
            <text:p>0.100000000005821</text:p>
          </table:table-cell>
          <table:table-cell table:formula="of:=+[.I1]+[.I20]" office:value-type="float" office:value="-0.000000000000909495" calcext:value-type="float">
            <text:p>-9.09495E-13</text:p>
          </table:table-cell>
          <table:table-cell table:formula="of:=+[.J1]+[.J20]" office:value-type="float" office:value="0" calcext:value-type="float">
            <text:p>0</text:p>
          </table:table-cell>
          <table:table-cell table:formula="of:=+[.K1]+[.K20]" office:value-type="float" office:value="0" calcext:value-type="float">
            <text:p>0</text:p>
          </table:table-cell>
          <table:table-cell table:formula="of:=+[.L1]+[.L20]" office:value-type="float" office:value="1" calcext:value-type="float">
            <text:p>1</text:p>
          </table:table-cell>
          <table:table-cell table:formula="of:=+[.M1]+[.M20]" office:value-type="float" office:value="0.0999999999985448" calcext:value-type="float">
            <text:p>0.0999999999985448</text:p>
          </table:table-cell>
          <table:table-cell table:formula="of:=+[.N1]+[.N20]" office:value-type="float" office:value="0" calcext:value-type="float">
            <text:p>0</text:p>
          </table:table-cell>
          <table:table-cell table:formula="of:=+[.O1]+[.O20]" office:value-type="float" office:value="0" calcext:value-type="float">
            <text:p>0</text:p>
          </table:table-cell>
          <table:table-cell table:formula="of:=+[.P1]+[.P20]" office:value-type="float" office:value="0" calcext:value-type="float">
            <text:p>0</text:p>
          </table:table-cell>
          <table:table-cell table:formula="of:=+[.Q1]+[.Q20]" office:value-type="float" office:value="0" calcext:value-type="float">
            <text:p>0</text:p>
          </table:table-cell>
          <table:table-cell table:formula="of:=+[.R1]+[.R20]" office:value-type="float" office:value="0.000000000000909495" calcext:value-type="float">
            <text:p>9.09495E-13</text:p>
          </table:table-cell>
        </table:table-row>
        <table:table-row table:style-name="ro1">
          <table:table-cell table:formula="of:=+[.A2]+[.A21]" office:value-type="float" office:value="-0.100000000005821" calcext:value-type="float">
            <text:p>-0.100000000005821</text:p>
          </table:table-cell>
          <table:table-cell table:formula="of:=+[.B2]+[.B21]" office:value-type="float" office:value="-0.100000000005821" calcext:value-type="float">
            <text:p>-0.100000000005821</text:p>
          </table:table-cell>
          <table:table-cell table:formula="of:=+[.C2]+[.C21]" office:value-type="float" office:value="0" calcext:value-type="float">
            <text:p>0</text:p>
          </table:table-cell>
          <table:table-cell table:formula="of:=+[.D2]+[.D21]" office:value-type="float" office:value="0.100000000005821" calcext:value-type="float">
            <text:p>0.100000000005821</text:p>
          </table:table-cell>
          <table:table-cell table:formula="of:=+[.E2]+[.E21]" office:value-type="float" office:value="0" calcext:value-type="float">
            <text:p>0</text:p>
          </table:table-cell>
          <table:table-cell table:formula="of:=+[.F2]+[.F21]" office:value-type="float" office:value="-0.000000000000909495" calcext:value-type="float">
            <text:p>-9.09495E-13</text:p>
          </table:table-cell>
          <table:table-cell table:formula="of:=+[.G2]+[.G21]" office:value-type="float" office:value="0" calcext:value-type="float">
            <text:p>0</text:p>
          </table:table-cell>
          <table:table-cell table:formula="of:=+[.H2]+[.H21]" office:value-type="float" office:value="0.0999999999912689" calcext:value-type="float">
            <text:p>0.0999999999912689</text:p>
          </table:table-cell>
          <table:table-cell table:formula="of:=+[.I2]+[.I21]" office:value-type="float" office:value="0" calcext:value-type="float">
            <text:p>0</text:p>
          </table:table-cell>
          <table:table-cell table:formula="of:=+[.J2]+[.J21]" office:value-type="float" office:value="0" calcext:value-type="float">
            <text:p>0</text:p>
          </table:table-cell>
          <table:table-cell table:formula="of:=+[.K2]+[.K21]" office:value-type="float" office:value="0" calcext:value-type="float">
            <text:p>0</text:p>
          </table:table-cell>
          <table:table-cell table:formula="of:=+[.L2]+[.L21]" office:value-type="float" office:value="1" calcext:value-type="float">
            <text:p>1</text:p>
          </table:table-cell>
          <table:table-cell table:formula="of:=+[.M2]+[.M21]" office:value-type="float" office:value="0" calcext:value-type="float">
            <text:p>0</text:p>
          </table:table-cell>
          <table:table-cell table:formula="of:=+[.N2]+[.N21]" office:value-type="float" office:value="0" calcext:value-type="float">
            <text:p>0</text:p>
          </table:table-cell>
          <table:table-cell table:formula="of:=+[.O2]+[.O21]" office:value-type="float" office:value="0.000000000000909495" calcext:value-type="float">
            <text:p>9.09495E-13</text:p>
          </table:table-cell>
          <table:table-cell table:formula="of:=+[.P2]+[.P21]" office:value-type="float" office:value="0" calcext:value-type="float">
            <text:p>0</text:p>
          </table:table-cell>
          <table:table-cell table:formula="of:=+[.Q2]+[.Q21]" office:value-type="float" office:value="0.0999999999985448" calcext:value-type="float">
            <text:p>0.0999999999985448</text:p>
          </table:table-cell>
          <table:table-cell table:formula="of:=+[.R2]+[.R21]" office:value-type="float" office:value="0" calcext:value-type="float">
            <text:p>0</text:p>
          </table:table-cell>
        </table:table-row>
        <table:table-row table:style-name="ro1">
          <table:table-cell table:formula="of:=+[.A3]+[.A22]" office:value-type="float" office:value="0" calcext:value-type="float">
            <text:p>0</text:p>
          </table:table-cell>
          <table:table-cell table:formula="of:=+[.B3]+[.B22]" office:value-type="float" office:value="0" calcext:value-type="float">
            <text:p>0</text:p>
          </table:table-cell>
          <table:table-cell table:formula="of:=+[.C3]+[.C22]" office:value-type="float" office:value="0" calcext:value-type="float">
            <text:p>0</text:p>
          </table:table-cell>
          <table:table-cell table:formula="of:=+[.D3]+[.D22]" office:value-type="float" office:value="0" calcext:value-type="float">
            <text:p>0</text:p>
          </table:table-cell>
          <table:table-cell table:formula="of:=+[.E3]+[.E22]" office:value-type="float" office:value="-0.0000000000000284217" calcext:value-type="float">
            <text:p>-2.84217E-14</text:p>
          </table:table-cell>
          <table:table-cell table:formula="of:=+[.F3]+[.F22]" office:value-type="float" office:value="0" calcext:value-type="float">
            <text:p>0</text:p>
          </table:table-cell>
          <table:table-cell table:formula="of:=+[.G3]+[.G22]" office:value-type="float" office:value="-0.0000000000000284217" calcext:value-type="float">
            <text:p>-2.84217E-14</text:p>
          </table:table-cell>
          <table:table-cell table:formula="of:=+[.H3]+[.H22]" office:value-type="float" office:value="0" calcext:value-type="float">
            <text:p>0</text:p>
          </table:table-cell>
          <table:table-cell table:formula="of:=+[.I3]+[.I22]" office:value-type="float" office:value="0" calcext:value-type="float">
            <text:p>0</text:p>
          </table:table-cell>
          <table:table-cell table:formula="of:=+[.J3]+[.J22]" office:value-type="float" office:value="-1" calcext:value-type="float">
            <text:p>-1</text:p>
          </table:table-cell>
          <table:table-cell table:formula="of:=+[.K3]+[.K22]" office:value-type="float" office:value="-1" calcext:value-type="float">
            <text:p>-1</text:p>
          </table:table-cell>
          <table:table-cell table:formula="of:=+[.L3]+[.L22]" office:value-type="float" office:value="0" calcext:value-type="float">
            <text:p>0</text:p>
          </table:table-cell>
          <table:table-cell table:formula="of:=+[.M3]+[.M22]" office:value-type="float" office:value="0" calcext:value-type="float">
            <text:p>0</text:p>
          </table:table-cell>
          <table:table-cell table:formula="of:=+[.N3]+[.N22]" office:value-type="float" office:value="0.0000000000000284217" calcext:value-type="float">
            <text:p>2.84217E-14</text:p>
          </table:table-cell>
          <table:table-cell table:formula="of:=+[.O3]+[.O22]" office:value-type="float" office:value="0" calcext:value-type="float">
            <text:p>0</text:p>
          </table:table-cell>
          <table:table-cell table:formula="of:=+[.P3]+[.P22]" office:value-type="float" office:value="0.0000000000000284217" calcext:value-type="float">
            <text:p>2.84217E-14</text:p>
          </table:table-cell>
          <table:table-cell table:formula="of:=+[.Q3]+[.Q22]" office:value-type="float" office:value="0" calcext:value-type="float">
            <text:p>0</text:p>
          </table:table-cell>
          <table:table-cell table:formula="of:=+[.R3]+[.R22]" office:value-type="float" office:value="0" calcext:value-type="float">
            <text:p>0</text:p>
          </table:table-cell>
        </table:table-row>
        <table:table-row table:style-name="ro1">
          <table:table-cell table:formula="of:=+[.A4]+[.A23]" office:value-type="float" office:value="0.0999999999912689" calcext:value-type="float">
            <text:p>0.0999999999912689</text:p>
          </table:table-cell>
          <table:table-cell table:formula="of:=+[.B4]+[.B23]" office:value-type="float" office:value="0.100000000005821" calcext:value-type="float">
            <text:p>0.100000000005821</text:p>
          </table:table-cell>
          <table:table-cell table:formula="of:=+[.C4]+[.C23]" office:value-type="float" office:value="0" calcext:value-type="float">
            <text:p>0</text:p>
          </table:table-cell>
          <table:table-cell table:formula="of:=+[.D4]+[.D23]" office:value-type="float" office:value="-0.0999999999912689" calcext:value-type="float">
            <text:p>-0.0999999999912689</text:p>
          </table:table-cell>
          <table:table-cell table:formula="of:=+[.E4]+[.E23]" office:value-type="float" office:value="0" calcext:value-type="float">
            <text:p>0</text:p>
          </table:table-cell>
          <table:table-cell table:formula="of:=+[.F4]+[.F23]" office:value-type="float" office:value="-0.00000000000818545" calcext:value-type="float">
            <text:p>-8.18545E-12</text:p>
          </table:table-cell>
          <table:table-cell table:formula="of:=+[.G4]+[.G23]" office:value-type="float" office:value="-0.000000000000227374" calcext:value-type="float">
            <text:p>-2.27374E-13</text:p>
          </table:table-cell>
          <table:table-cell table:formula="of:=+[.H4]+[.H23]" office:value-type="float" office:value="-0.100000000005821" calcext:value-type="float">
            <text:p>-0.100000000005821</text:p>
          </table:table-cell>
          <table:table-cell table:formula="of:=+[.I4]+[.I23]" office:value-type="float" office:value="0.000000000000909495" calcext:value-type="float">
            <text:p>9.09495E-13</text:p>
          </table:table-cell>
          <table:table-cell table:formula="of:=+[.J4]+[.J23]" office:value-type="float" office:value="0.0999999999985448" calcext:value-type="float">
            <text:p>0.0999999999985448</text:p>
          </table:table-cell>
          <table:table-cell table:formula="of:=+[.K4]+[.K23]" office:value-type="float" office:value="0" calcext:value-type="float">
            <text:p>0</text:p>
          </table:table-cell>
          <table:table-cell table:formula="of:=+[.L4]+[.L23]" office:value-type="float" office:value="0" calcext:value-type="float">
            <text:p>0</text:p>
          </table:table-cell>
          <table:table-cell table:formula="of:=+[.M4]+[.M23]" office:value-type="float" office:value="-0.0999999999985448" calcext:value-type="float">
            <text:p>-0.0999999999985448</text:p>
          </table:table-cell>
          <table:table-cell table:formula="of:=+[.N4]+[.N23]" office:value-type="float" office:value="0" calcext:value-type="float">
            <text:p>0</text:p>
          </table:table-cell>
          <table:table-cell table:formula="of:=+[.O4]+[.O23]" office:value-type="float" office:value="0.00000000000636646" calcext:value-type="float">
            <text:p>6.36646E-12</text:p>
          </table:table-cell>
          <table:table-cell table:formula="of:=+[.P4]+[.P23]" office:value-type="float" office:value="0.000000000000227374" calcext:value-type="float">
            <text:p>2.27374E-13</text:p>
          </table:table-cell>
          <table:table-cell table:formula="of:=+[.Q4]+[.Q23]" office:value-type="float" office:value="0" calcext:value-type="float">
            <text:p>0</text:p>
          </table:table-cell>
          <table:table-cell table:formula="of:=+[.R4]+[.R23]" office:value-type="float" office:value="-0.000000000000909495" calcext:value-type="float">
            <text:p>-9.09495E-13</text:p>
          </table:table-cell>
        </table:table-row>
        <table:table-row table:style-name="ro1">
          <table:table-cell table:formula="of:=+[.A5]+[.A24]" office:value-type="float" office:value="0" calcext:value-type="float">
            <text:p>0</text:p>
          </table:table-cell>
          <table:table-cell table:formula="of:=+[.B5]+[.B24]" office:value-type="float" office:value="0" calcext:value-type="float">
            <text:p>0</text:p>
          </table:table-cell>
          <table:table-cell table:formula="of:=+[.C5]+[.C24]" office:value-type="float" office:value="-0.0000000000000284217" calcext:value-type="float">
            <text:p>-2.84217E-14</text:p>
          </table:table-cell>
          <table:table-cell table:formula="of:=+[.D5]+[.D24]" office:value-type="float" office:value="0" calcext:value-type="float">
            <text:p>0</text:p>
          </table:table-cell>
          <table:table-cell table:formula="of:=+[.E5]+[.E24]" office:value-type="float" office:value="0" calcext:value-type="float">
            <text:p>0</text:p>
          </table:table-cell>
          <table:table-cell table:formula="of:=+[.F5]+[.F24]" office:value-type="float" office:value="0" calcext:value-type="float">
            <text:p>0</text:p>
          </table:table-cell>
          <table:table-cell table:formula="of:=+[.G5]+[.G24]" office:value-type="float" office:value="0" calcext:value-type="float">
            <text:p>0</text:p>
          </table:table-cell>
          <table:table-cell table:formula="of:=+[.H5]+[.H24]" office:value-type="float" office:value="-0.000000000000227374" calcext:value-type="float">
            <text:p>-2.27374E-13</text:p>
          </table:table-cell>
          <table:table-cell table:formula="of:=+[.I5]+[.I24]" office:value-type="float" office:value="0.0000000000000284217" calcext:value-type="float">
            <text:p>2.84217E-14</text:p>
          </table:table-cell>
          <table:table-cell table:formula="of:=+[.J5]+[.J24]" office:value-type="float" office:value="0" calcext:value-type="float">
            <text:p>0</text:p>
          </table:table-cell>
          <table:table-cell table:formula="of:=+[.K5]+[.K24]" office:value-type="float" office:value="0" calcext:value-type="float">
            <text:p>0</text:p>
          </table:table-cell>
          <table:table-cell table:formula="of:=+[.L5]+[.L24]" office:value-type="float" office:value="0" calcext:value-type="float">
            <text:p>0</text:p>
          </table:table-cell>
          <table:table-cell table:formula="of:=+[.M5]+[.M24]" office:value-type="float" office:value="0" calcext:value-type="float">
            <text:p>0</text:p>
          </table:table-cell>
          <table:table-cell table:formula="of:=+[.N5]+[.N24]" office:value-type="float" office:value="0" calcext:value-type="float">
            <text:p>0</text:p>
          </table:table-cell>
          <table:table-cell table:formula="of:=+[.O5]+[.O24]" office:value-type="float" office:value="0" calcext:value-type="float">
            <text:p>0</text:p>
          </table:table-cell>
          <table:table-cell table:formula="of:=+[.P5]+[.P24]" office:value-type="float" office:value="0" calcext:value-type="float">
            <text:p>0</text:p>
          </table:table-cell>
          <table:table-cell table:formula="of:=+[.Q5]+[.Q24]" office:value-type="float" office:value="0.000000000000227374" calcext:value-type="float">
            <text:p>2.27374E-13</text:p>
          </table:table-cell>
          <table:table-cell table:formula="of:=+[.R5]+[.R24]" office:value-type="float" office:value="0" calcext:value-type="float">
            <text:p>0</text:p>
          </table:table-cell>
        </table:table-row>
        <table:table-row table:style-name="ro1">
          <table:table-cell table:formula="of:=+[.A6]+[.A25]" office:value-type="float" office:value="0" calcext:value-type="float">
            <text:p>0</text:p>
          </table:table-cell>
          <table:table-cell table:formula="of:=+[.B6]+[.B25]" office:value-type="float" office:value="-0.000000000000909495" calcext:value-type="float">
            <text:p>-9.09495E-13</text:p>
          </table:table-cell>
          <table:table-cell table:formula="of:=+[.C6]+[.C25]" office:value-type="float" office:value="0" calcext:value-type="float">
            <text:p>0</text:p>
          </table:table-cell>
          <table:table-cell table:formula="of:=+[.D6]+[.D25]" office:value-type="float" office:value="-0.00000000000818545" calcext:value-type="float">
            <text:p>-8.18545E-12</text:p>
          </table:table-cell>
          <table:table-cell table:formula="of:=+[.E6]+[.E25]" office:value-type="float" office:value="0" calcext:value-type="float">
            <text:p>0</text:p>
          </table:table-cell>
          <table:table-cell table:formula="of:=+[.F6]+[.F25]" office:value-type="float" office:value="0" calcext:value-type="float">
            <text:p>0</text:p>
          </table:table-cell>
          <table:table-cell table:formula="of:=+[.G6]+[.G25]" office:value-type="float" office:value="0.0000000000000284217" calcext:value-type="float">
            <text:p>2.84217E-14</text:p>
          </table:table-cell>
          <table:table-cell table:formula="of:=+[.H6]+[.H25]" office:value-type="float" office:value="0.000000000000909495" calcext:value-type="float">
            <text:p>9.09495E-13</text:p>
          </table:table-cell>
          <table:table-cell table:formula="of:=+[.I6]+[.I25]" office:value-type="float" office:value="-0.0000000000291038" calcext:value-type="float">
            <text:p>-2.91038E-11</text:p>
          </table:table-cell>
          <table:table-cell table:formula="of:=+[.J6]+[.J25]" office:value-type="float" office:value="0" calcext:value-type="float">
            <text:p>0</text:p>
          </table:table-cell>
          <table:table-cell table:formula="of:=+[.K6]+[.K25]" office:value-type="float" office:value="0" calcext:value-type="float">
            <text:p>0</text:p>
          </table:table-cell>
          <table:table-cell table:formula="of:=+[.L6]+[.L25]" office:value-type="float" office:value="0" calcext:value-type="float">
            <text:p>0</text:p>
          </table:table-cell>
          <table:table-cell table:formula="of:=+[.M6]+[.M25]" office:value-type="float" office:value="-0.00000000000727596" calcext:value-type="float">
            <text:p>-7.27596E-12</text:p>
          </table:table-cell>
          <table:table-cell table:formula="of:=+[.N6]+[.N25]" office:value-type="float" office:value="0" calcext:value-type="float">
            <text:p>0</text:p>
          </table:table-cell>
          <table:table-cell table:formula="of:=+[.O6]+[.O25]" office:value-type="float" office:value="0" calcext:value-type="float">
            <text:p>0</text:p>
          </table:table-cell>
          <table:table-cell table:formula="of:=+[.P6]+[.P25]" office:value-type="float" office:value="-0.0000000000000284217" calcext:value-type="float">
            <text:p>-2.84217E-14</text:p>
          </table:table-cell>
          <table:table-cell table:formula="of:=+[.Q6]+[.Q25]" office:value-type="float" office:value="0" calcext:value-type="float">
            <text:p>0</text:p>
          </table:table-cell>
          <table:table-cell table:formula="of:=+[.R6]+[.R25]" office:value-type="float" office:value="0.0000000000291038" calcext:value-type="float">
            <text:p>2.91038E-11</text:p>
          </table:table-cell>
        </table:table-row>
        <table:table-row table:style-name="ro1">
          <table:table-cell table:formula="of:=+[.A7]+[.A26]" office:value-type="float" office:value="0" calcext:value-type="float">
            <text:p>0</text:p>
          </table:table-cell>
          <table:table-cell table:formula="of:=+[.B7]+[.B26]" office:value-type="float" office:value="0" calcext:value-type="float">
            <text:p>0</text:p>
          </table:table-cell>
          <table:table-cell table:formula="of:=+[.C7]+[.C26]" office:value-type="float" office:value="-0.0000000000000284217" calcext:value-type="float">
            <text:p>-2.84217E-14</text:p>
          </table:table-cell>
          <table:table-cell table:formula="of:=+[.D7]+[.D26]" office:value-type="float" office:value="-0.000000000000227374" calcext:value-type="float">
            <text:p>-2.27374E-13</text:p>
          </table:table-cell>
          <table:table-cell table:formula="of:=+[.E7]+[.E26]" office:value-type="float" office:value="0" calcext:value-type="float">
            <text:p>0</text:p>
          </table:table-cell>
          <table:table-cell table:formula="of:=+[.F7]+[.F26]" office:value-type="float" office:value="0.0000000000000284217" calcext:value-type="float">
            <text:p>2.84217E-14</text:p>
          </table:table-cell>
          <table:table-cell table:formula="of:=+[.G7]+[.G26]" office:value-type="float" office:value="0" calcext:value-type="float">
            <text:p>0</text:p>
          </table:table-cell>
          <table:table-cell table:formula="of:=+[.H7]+[.H26]" office:value-type="float" office:value="0" calcext:value-type="float">
            <text:p>0</text:p>
          </table:table-cell>
          <table:table-cell table:formula="of:=+[.I7]+[.I26]" office:value-type="float" office:value="0" calcext:value-type="float">
            <text:p>0</text:p>
          </table:table-cell>
          <table:table-cell table:formula="of:=+[.J7]+[.J26]" office:value-type="float" office:value="0" calcext:value-type="float">
            <text:p>0</text:p>
          </table:table-cell>
          <table:table-cell table:formula="of:=+[.K7]+[.K26]" office:value-type="float" office:value="0" calcext:value-type="float">
            <text:p>0</text:p>
          </table:table-cell>
          <table:table-cell table:formula="of:=+[.L7]+[.L26]" office:value-type="float" office:value="0" calcext:value-type="float">
            <text:p>0</text:p>
          </table:table-cell>
          <table:table-cell table:formula="of:=+[.M7]+[.M26]" office:value-type="float" office:value="0.000000000000227374" calcext:value-type="float">
            <text:p>2.27374E-13</text:p>
          </table:table-cell>
          <table:table-cell table:formula="of:=+[.N7]+[.N26]" office:value-type="float" office:value="0" calcext:value-type="float">
            <text:p>0</text:p>
          </table:table-cell>
          <table:table-cell table:formula="of:=+[.O7]+[.O26]" office:value-type="float" office:value="0" calcext:value-type="float">
            <text:p>0</text:p>
          </table:table-cell>
          <table:table-cell table:formula="of:=+[.P7]+[.P26]" office:value-type="float" office:value="0" calcext:value-type="float">
            <text:p>0</text:p>
          </table:table-cell>
          <table:table-cell table:formula="of:=+[.Q7]+[.Q26]" office:value-type="float" office:value="0" calcext:value-type="float">
            <text:p>0</text:p>
          </table:table-cell>
          <table:table-cell table:formula="of:=+[.R7]+[.R26]" office:value-type="float" office:value="0" calcext:value-type="float">
            <text:p>0</text:p>
          </table:table-cell>
        </table:table-row>
        <table:table-row table:style-name="ro1">
          <table:table-cell table:formula="of:=+[.A8]+[.A27]" office:value-type="float" office:value="0.100000000005821" calcext:value-type="float">
            <text:p>0.100000000005821</text:p>
          </table:table-cell>
          <table:table-cell table:formula="of:=+[.B8]+[.B27]" office:value-type="float" office:value="0.0999999999912689" calcext:value-type="float">
            <text:p>0.0999999999912689</text:p>
          </table:table-cell>
          <table:table-cell table:formula="of:=+[.C8]+[.C27]" office:value-type="float" office:value="0" calcext:value-type="float">
            <text:p>0</text:p>
          </table:table-cell>
          <table:table-cell table:formula="of:=+[.D8]+[.D27]" office:value-type="float" office:value="-0.100000000005821" calcext:value-type="float">
            <text:p>-0.100000000005821</text:p>
          </table:table-cell>
          <table:table-cell table:formula="of:=+[.E8]+[.E27]" office:value-type="float" office:value="-0.000000000000227374" calcext:value-type="float">
            <text:p>-2.27374E-13</text:p>
          </table:table-cell>
          <table:table-cell table:formula="of:=+[.F8]+[.F27]" office:value-type="float" office:value="0.000000000000909495" calcext:value-type="float">
            <text:p>9.09495E-13</text:p>
          </table:table-cell>
          <table:table-cell table:formula="of:=+[.G8]+[.G27]" office:value-type="float" office:value="0" calcext:value-type="float">
            <text:p>0</text:p>
          </table:table-cell>
          <table:table-cell table:formula="of:=+[.H8]+[.H27]" office:value-type="float" office:value="-0.0999999999912689" calcext:value-type="float">
            <text:p>-0.0999999999912689</text:p>
          </table:table-cell>
          <table:table-cell table:formula="of:=+[.I8]+[.I27]" office:value-type="float" office:value="-0.000000000000909495" calcext:value-type="float">
            <text:p>-9.09495E-13</text:p>
          </table:table-cell>
          <table:table-cell table:formula="of:=+[.J8]+[.J27]" office:value-type="float" office:value="0" calcext:value-type="float">
            <text:p>0</text:p>
          </table:table-cell>
          <table:table-cell table:formula="of:=+[.K8]+[.K27]" office:value-type="float" office:value="0.0999999999985448" calcext:value-type="float">
            <text:p>0.0999999999985448</text:p>
          </table:table-cell>
          <table:table-cell table:formula="of:=+[.L8]+[.L27]" office:value-type="float" office:value="0" calcext:value-type="float">
            <text:p>0</text:p>
          </table:table-cell>
          <table:table-cell table:formula="of:=+[.M8]+[.M27]" office:value-type="float" office:value="0" calcext:value-type="float">
            <text:p>0</text:p>
          </table:table-cell>
          <table:table-cell table:formula="of:=+[.N8]+[.N27]" office:value-type="float" office:value="0.000000000000227374" calcext:value-type="float">
            <text:p>2.27374E-13</text:p>
          </table:table-cell>
          <table:table-cell table:formula="of:=+[.O8]+[.O27]" office:value-type="float" office:value="-0.000000000000909495" calcext:value-type="float">
            <text:p>-9.09495E-13</text:p>
          </table:table-cell>
          <table:table-cell table:formula="of:=+[.P8]+[.P27]" office:value-type="float" office:value="0" calcext:value-type="float">
            <text:p>0</text:p>
          </table:table-cell>
          <table:table-cell table:formula="of:=+[.Q8]+[.Q27]" office:value-type="float" office:value="-0.0999999999985448" calcext:value-type="float">
            <text:p>-0.0999999999985448</text:p>
          </table:table-cell>
          <table:table-cell table:formula="of:=+[.R8]+[.R27]" office:value-type="float" office:value="-0.000000000000909495" calcext:value-type="float">
            <text:p>-9.09495E-13</text:p>
          </table:table-cell>
        </table:table-row>
        <table:table-row table:style-name="ro1">
          <table:table-cell table:formula="of:=+[.A9]+[.A28]" office:value-type="float" office:value="-0.000000000000909495" calcext:value-type="float">
            <text:p>-9.09495E-13</text:p>
          </table:table-cell>
          <table:table-cell table:formula="of:=+[.B9]+[.B28]" office:value-type="float" office:value="0" calcext:value-type="float">
            <text:p>0</text:p>
          </table:table-cell>
          <table:table-cell table:formula="of:=+[.C9]+[.C28]" office:value-type="float" office:value="0" calcext:value-type="float">
            <text:p>0</text:p>
          </table:table-cell>
          <table:table-cell table:formula="of:=+[.D9]+[.D28]" office:value-type="float" office:value="0.000000000000909495" calcext:value-type="float">
            <text:p>9.09495E-13</text:p>
          </table:table-cell>
          <table:table-cell table:formula="of:=+[.E9]+[.E28]" office:value-type="float" office:value="0.0000000000000284217" calcext:value-type="float">
            <text:p>2.84217E-14</text:p>
          </table:table-cell>
          <table:table-cell table:formula="of:=+[.F9]+[.F28]" office:value-type="float" office:value="-0.0000000000291038" calcext:value-type="float">
            <text:p>-2.91038E-11</text:p>
          </table:table-cell>
          <table:table-cell table:formula="of:=+[.G9]+[.G28]" office:value-type="float" office:value="0" calcext:value-type="float">
            <text:p>0</text:p>
          </table:table-cell>
          <table:table-cell table:formula="of:=+[.H9]+[.H28]" office:value-type="float" office:value="-0.000000000000909495" calcext:value-type="float">
            <text:p>-9.09495E-13</text:p>
          </table:table-cell>
          <table:table-cell table:formula="of:=+[.I9]+[.I28]" office:value-type="float" office:value="0" calcext:value-type="float">
            <text:p>0</text:p>
          </table:table-cell>
          <table:table-cell table:formula="of:=+[.J9]+[.J28]" office:value-type="float" office:value="0" calcext:value-type="float">
            <text:p>0</text:p>
          </table:table-cell>
          <table:table-cell table:formula="of:=+[.K9]+[.K28]" office:value-type="float" office:value="0" calcext:value-type="float">
            <text:p>0</text:p>
          </table:table-cell>
          <table:table-cell table:formula="of:=+[.L9]+[.L28]" office:value-type="float" office:value="0" calcext:value-type="float">
            <text:p>0</text:p>
          </table:table-cell>
          <table:table-cell table:formula="of:=+[.M9]+[.M28]" office:value-type="float" office:value="0" calcext:value-type="float">
            <text:p>0</text:p>
          </table:table-cell>
          <table:table-cell table:formula="of:=+[.N9]+[.N28]" office:value-type="float" office:value="-0.0000000000000284217" calcext:value-type="float">
            <text:p>-2.84217E-14</text:p>
          </table:table-cell>
          <table:table-cell table:formula="of:=+[.O9]+[.O28]" office:value-type="float" office:value="0.0000000000291038" calcext:value-type="float">
            <text:p>2.91038E-11</text:p>
          </table:table-cell>
          <table:table-cell table:formula="of:=+[.P9]+[.P28]" office:value-type="float" office:value="0" calcext:value-type="float">
            <text:p>0</text:p>
          </table:table-cell>
          <table:table-cell table:formula="of:=+[.Q9]+[.Q28]" office:value-type="float" office:value="0" calcext:value-type="float">
            <text:p>0</text:p>
          </table:table-cell>
          <table:table-cell table:formula="of:=+[.R9]+[.R28]" office:value-type="float" office:value="0" calcext:value-type="float">
            <text:p>0</text:p>
          </table:table-cell>
        </table:table-row>
        <table:table-row table:style-name="ro1">
          <table:table-cell table:formula="of:=+[.A10]+[.A29]" office:value-type="float" office:value="0" calcext:value-type="float">
            <text:p>0</text:p>
          </table:table-cell>
          <table:table-cell table:formula="of:=+[.B10]+[.B29]" office:value-type="float" office:value="0" calcext:value-type="float">
            <text:p>0</text:p>
          </table:table-cell>
          <table:table-cell table:formula="of:=+[.C10]+[.C29]" office:value-type="float" office:value="-1" calcext:value-type="float">
            <text:p>-1</text:p>
          </table:table-cell>
          <table:table-cell table:formula="of:=+[.D10]+[.D29]" office:value-type="float" office:value="0.0999999999985448" calcext:value-type="float">
            <text:p>0.0999999999985448</text:p>
          </table:table-cell>
          <table:table-cell table:formula="of:=+[.E10]+[.E29]" office:value-type="float" office:value="0" calcext:value-type="float">
            <text:p>0</text:p>
          </table:table-cell>
          <table:table-cell table:formula="of:=+[.F10]+[.F29]" office:value-type="float" office:value="0" calcext:value-type="float">
            <text:p>0</text:p>
          </table:table-cell>
          <table:table-cell table:formula="of:=+[.G10]+[.G29]" office:value-type="float" office:value="0" calcext:value-type="float">
            <text:p>0</text:p>
          </table:table-cell>
          <table:table-cell table:formula="of:=+[.H10]+[.H29]" office:value-type="float" office:value="0" calcext:value-type="float">
            <text:p>0</text:p>
          </table:table-cell>
          <table:table-cell table:formula="of:=+[.I10]+[.I29]" office:value-type="float" office:value="0" calcext:value-type="float">
            <text:p>0</text:p>
          </table:table-cell>
          <table:table-cell table:formula="of:=+[.J10]+[.J29]" office:value-type="float" office:value="-0.100000000005821" calcext:value-type="float">
            <text:p>-0.100000000005821</text:p>
          </table:table-cell>
          <table:table-cell table:formula="of:=+[.K10]+[.K29]" office:value-type="float" office:value="-0.100000000005821" calcext:value-type="float">
            <text:p>-0.100000000005821</text:p>
          </table:table-cell>
          <table:table-cell table:formula="of:=+[.L10]+[.L29]" office:value-type="float" office:value="0" calcext:value-type="float">
            <text:p>0</text:p>
          </table:table-cell>
          <table:table-cell table:formula="of:=+[.M10]+[.M29]" office:value-type="float" office:value="0.0999999999912689" calcext:value-type="float">
            <text:p>0.0999999999912689</text:p>
          </table:table-cell>
          <table:table-cell table:formula="of:=+[.N10]+[.N29]" office:value-type="float" office:value="0" calcext:value-type="float">
            <text:p>0</text:p>
          </table:table-cell>
          <table:table-cell table:formula="of:=+[.O10]+[.O29]" office:value-type="float" office:value="0" calcext:value-type="float">
            <text:p>0</text:p>
          </table:table-cell>
          <table:table-cell table:formula="of:=+[.P10]+[.P29]" office:value-type="float" office:value="0" calcext:value-type="float">
            <text:p>0</text:p>
          </table:table-cell>
          <table:table-cell table:formula="of:=+[.Q10]+[.Q29]" office:value-type="float" office:value="0.100000000005821" calcext:value-type="float">
            <text:p>0.100000000005821</text:p>
          </table:table-cell>
          <table:table-cell table:formula="of:=+[.R10]+[.R29]" office:value-type="float" office:value="0" calcext:value-type="float">
            <text:p>0</text:p>
          </table:table-cell>
        </table:table-row>
        <table:table-row table:style-name="ro1">
          <table:table-cell table:formula="of:=+[.A11]+[.A30]" office:value-type="float" office:value="0" calcext:value-type="float">
            <text:p>0</text:p>
          </table:table-cell>
          <table:table-cell table:formula="of:=+[.B11]+[.B30]" office:value-type="float" office:value="0" calcext:value-type="float">
            <text:p>0</text:p>
          </table:table-cell>
          <table:table-cell table:formula="of:=+[.C11]+[.C30]" office:value-type="float" office:value="-1" calcext:value-type="float">
            <text:p>-1</text:p>
          </table:table-cell>
          <table:table-cell table:formula="of:=+[.D11]+[.D30]" office:value-type="float" office:value="0" calcext:value-type="float">
            <text:p>0</text:p>
          </table:table-cell>
          <table:table-cell table:formula="of:=+[.E11]+[.E30]" office:value-type="float" office:value="0" calcext:value-type="float">
            <text:p>0</text:p>
          </table:table-cell>
          <table:table-cell table:formula="of:=+[.F11]+[.F30]" office:value-type="float" office:value="0" calcext:value-type="float">
            <text:p>0</text:p>
          </table:table-cell>
          <table:table-cell table:formula="of:=+[.G11]+[.G30]" office:value-type="float" office:value="0" calcext:value-type="float">
            <text:p>0</text:p>
          </table:table-cell>
          <table:table-cell table:formula="of:=+[.H11]+[.H30]" office:value-type="float" office:value="0.0999999999985448" calcext:value-type="float">
            <text:p>0.0999999999985448</text:p>
          </table:table-cell>
          <table:table-cell table:formula="of:=+[.I11]+[.I30]" office:value-type="float" office:value="0" calcext:value-type="float">
            <text:p>0</text:p>
          </table:table-cell>
          <table:table-cell table:formula="of:=+[.J11]+[.J30]" office:value-type="float" office:value="-0.100000000005821" calcext:value-type="float">
            <text:p>-0.100000000005821</text:p>
          </table:table-cell>
          <table:table-cell table:formula="of:=+[.K11]+[.K30]" office:value-type="float" office:value="-0.100000000005821" calcext:value-type="float">
            <text:p>-0.100000000005821</text:p>
          </table:table-cell>
          <table:table-cell table:formula="of:=+[.L11]+[.L30]" office:value-type="float" office:value="0" calcext:value-type="float">
            <text:p>0</text:p>
          </table:table-cell>
          <table:table-cell table:formula="of:=+[.M11]+[.M30]" office:value-type="float" office:value="0.100000000005821" calcext:value-type="float">
            <text:p>0.100000000005821</text:p>
          </table:table-cell>
          <table:table-cell table:formula="of:=+[.N11]+[.N30]" office:value-type="float" office:value="0" calcext:value-type="float">
            <text:p>0</text:p>
          </table:table-cell>
          <table:table-cell table:formula="of:=+[.O11]+[.O30]" office:value-type="float" office:value="0" calcext:value-type="float">
            <text:p>0</text:p>
          </table:table-cell>
          <table:table-cell table:formula="of:=+[.P11]+[.P30]" office:value-type="float" office:value="0" calcext:value-type="float">
            <text:p>0</text:p>
          </table:table-cell>
          <table:table-cell table:formula="of:=+[.Q11]+[.Q30]" office:value-type="float" office:value="0.0999999999912689" calcext:value-type="float">
            <text:p>0.0999999999912689</text:p>
          </table:table-cell>
          <table:table-cell table:formula="of:=+[.R11]+[.R30]" office:value-type="float" office:value="0" calcext:value-type="float">
            <text:p>0</text:p>
          </table:table-cell>
        </table:table-row>
        <table:table-row table:style-name="ro1">
          <table:table-cell table:formula="of:=+[.A12]+[.A31]" office:value-type="float" office:value="1" calcext:value-type="float">
            <text:p>1</text:p>
          </table:table-cell>
          <table:table-cell table:formula="of:=+[.B12]+[.B31]" office:value-type="float" office:value="1" calcext:value-type="float">
            <text:p>1</text:p>
          </table:table-cell>
          <table:table-cell table:formula="of:=+[.C12]+[.C31]" office:value-type="float" office:value="0" calcext:value-type="float">
            <text:p>0</text:p>
          </table:table-cell>
          <table:table-cell table:formula="of:=+[.D12]+[.D31]" office:value-type="float" office:value="0" calcext:value-type="float">
            <text:p>0</text:p>
          </table:table-cell>
          <table:table-cell table:formula="of:=+[.E12]+[.E31]" office:value-type="float" office:value="0" calcext:value-type="float">
            <text:p>0</text:p>
          </table:table-cell>
          <table:table-cell table:formula="of:=+[.F12]+[.F31]" office:value-type="float" office:value="0" calcext:value-type="float">
            <text:p>0</text:p>
          </table:table-cell>
          <table:table-cell table:formula="of:=+[.G12]+[.G31]" office:value-type="float" office:value="0" calcext:value-type="float">
            <text:p>0</text:p>
          </table:table-cell>
          <table:table-cell table:formula="of:=+[.H12]+[.H31]" office:value-type="float" office:value="0" calcext:value-type="float">
            <text:p>0</text:p>
          </table:table-cell>
          <table:table-cell table:formula="of:=+[.I12]+[.I31]" office:value-type="float" office:value="0" calcext:value-type="float">
            <text:p>0</text:p>
          </table:table-cell>
          <table:table-cell table:formula="of:=+[.J12]+[.J31]" office:value-type="float" office:value="0" calcext:value-type="float">
            <text:p>0</text:p>
          </table:table-cell>
          <table:table-cell table:formula="of:=+[.K12]+[.K31]" office:value-type="float" office:value="0" calcext:value-type="float">
            <text:p>0</text:p>
          </table:table-cell>
          <table:table-cell table:formula="of:=+[.L12]+[.L31]" office:value-type="float" office:value="0" calcext:value-type="float">
            <text:p>0</text:p>
          </table:table-cell>
          <table:table-cell table:formula="of:=+[.M12]+[.M31]" office:value-type="float" office:value="0" calcext:value-type="float">
            <text:p>0</text:p>
          </table:table-cell>
          <table:table-cell table:formula="of:=+[.N12]+[.N31]" office:value-type="float" office:value="0" calcext:value-type="float">
            <text:p>0</text:p>
          </table:table-cell>
          <table:table-cell table:formula="of:=+[.O12]+[.O31]" office:value-type="float" office:value="0" calcext:value-type="float">
            <text:p>0</text:p>
          </table:table-cell>
          <table:table-cell table:formula="of:=+[.P12]+[.P31]" office:value-type="float" office:value="0" calcext:value-type="float">
            <text:p>0</text:p>
          </table:table-cell>
          <table:table-cell table:formula="of:=+[.Q12]+[.Q31]" office:value-type="float" office:value="0" calcext:value-type="float">
            <text:p>0</text:p>
          </table:table-cell>
          <table:table-cell table:formula="of:=+[.R12]+[.R31]" office:value-type="float" office:value="0" calcext:value-type="float">
            <text:p>0</text:p>
          </table:table-cell>
        </table:table-row>
        <table:table-row table:style-name="ro1">
          <table:table-cell table:formula="of:=+[.A13]+[.A32]" office:value-type="float" office:value="0.0999999999985448" calcext:value-type="float">
            <text:p>0.0999999999985448</text:p>
          </table:table-cell>
          <table:table-cell table:formula="of:=+[.B13]+[.B32]" office:value-type="float" office:value="0" calcext:value-type="float">
            <text:p>0</text:p>
          </table:table-cell>
          <table:table-cell table:formula="of:=+[.C13]+[.C32]" office:value-type="float" office:value="0" calcext:value-type="float">
            <text:p>0</text:p>
          </table:table-cell>
          <table:table-cell table:formula="of:=+[.D13]+[.D32]" office:value-type="float" office:value="-0.0999999999985448" calcext:value-type="float">
            <text:p>-0.0999999999985448</text:p>
          </table:table-cell>
          <table:table-cell table:formula="of:=+[.E13]+[.E32]" office:value-type="float" office:value="0" calcext:value-type="float">
            <text:p>0</text:p>
          </table:table-cell>
          <table:table-cell table:formula="of:=+[.F13]+[.F32]" office:value-type="float" office:value="-0.00000000000727596" calcext:value-type="float">
            <text:p>-7.27596E-12</text:p>
          </table:table-cell>
          <table:table-cell table:formula="of:=+[.G13]+[.G32]" office:value-type="float" office:value="0.000000000000227374" calcext:value-type="float">
            <text:p>2.27374E-13</text:p>
          </table:table-cell>
          <table:table-cell table:formula="of:=+[.H13]+[.H32]" office:value-type="float" office:value="0" calcext:value-type="float">
            <text:p>0</text:p>
          </table:table-cell>
          <table:table-cell table:formula="of:=+[.I13]+[.I32]" office:value-type="float" office:value="0" calcext:value-type="float">
            <text:p>0</text:p>
          </table:table-cell>
          <table:table-cell table:formula="of:=+[.J13]+[.J32]" office:value-type="float" office:value="0.0999999999912689" calcext:value-type="float">
            <text:p>0.0999999999912689</text:p>
          </table:table-cell>
          <table:table-cell table:formula="of:=+[.K13]+[.K32]" office:value-type="float" office:value="0.100000000005821" calcext:value-type="float">
            <text:p>0.100000000005821</text:p>
          </table:table-cell>
          <table:table-cell table:formula="of:=+[.L13]+[.L32]" office:value-type="float" office:value="0" calcext:value-type="float">
            <text:p>0</text:p>
          </table:table-cell>
          <table:table-cell table:formula="of:=+[.M13]+[.M32]" office:value-type="float" office:value="-0.0999999999912689" calcext:value-type="float">
            <text:p>-0.0999999999912689</text:p>
          </table:table-cell>
          <table:table-cell table:formula="of:=+[.N13]+[.N32]" office:value-type="float" office:value="0" calcext:value-type="float">
            <text:p>0</text:p>
          </table:table-cell>
          <table:table-cell table:formula="of:=+[.O13]+[.O32]" office:value-type="float" office:value="0.00000000000727596" calcext:value-type="float">
            <text:p>7.27596E-12</text:p>
          </table:table-cell>
          <table:table-cell table:formula="of:=+[.P13]+[.P32]" office:value-type="float" office:value="-0.000000000000227374" calcext:value-type="float">
            <text:p>-2.27374E-13</text:p>
          </table:table-cell>
          <table:table-cell table:formula="of:=+[.Q13]+[.Q32]" office:value-type="float" office:value="-0.100000000005821" calcext:value-type="float">
            <text:p>-0.100000000005821</text:p>
          </table:table-cell>
          <table:table-cell table:formula="of:=+[.R13]+[.R32]" office:value-type="float" office:value="0" calcext:value-type="float">
            <text:p>0</text:p>
          </table:table-cell>
        </table:table-row>
        <table:table-row table:style-name="ro1">
          <table:table-cell table:formula="of:=+[.A14]+[.A33]" office:value-type="float" office:value="0" calcext:value-type="float">
            <text:p>0</text:p>
          </table:table-cell>
          <table:table-cell table:formula="of:=+[.B14]+[.B33]" office:value-type="float" office:value="0" calcext:value-type="float">
            <text:p>0</text:p>
          </table:table-cell>
          <table:table-cell table:formula="of:=+[.C14]+[.C33]" office:value-type="float" office:value="0.0000000000000284217" calcext:value-type="float">
            <text:p>2.84217E-14</text:p>
          </table:table-cell>
          <table:table-cell table:formula="of:=+[.D14]+[.D33]" office:value-type="float" office:value="0" calcext:value-type="float">
            <text:p>0</text:p>
          </table:table-cell>
          <table:table-cell table:formula="of:=+[.E14]+[.E33]" office:value-type="float" office:value="0" calcext:value-type="float">
            <text:p>0</text:p>
          </table:table-cell>
          <table:table-cell table:formula="of:=+[.F14]+[.F33]" office:value-type="float" office:value="0" calcext:value-type="float">
            <text:p>0</text:p>
          </table:table-cell>
          <table:table-cell table:formula="of:=+[.G14]+[.G33]" office:value-type="float" office:value="0" calcext:value-type="float">
            <text:p>0</text:p>
          </table:table-cell>
          <table:table-cell table:formula="of:=+[.H14]+[.H33]" office:value-type="float" office:value="0.000000000000227374" calcext:value-type="float">
            <text:p>2.27374E-13</text:p>
          </table:table-cell>
          <table:table-cell table:formula="of:=+[.I14]+[.I33]" office:value-type="float" office:value="-0.0000000000000284217" calcext:value-type="float">
            <text:p>-2.84217E-14</text:p>
          </table:table-cell>
          <table:table-cell table:formula="of:=+[.J14]+[.J33]" office:value-type="float" office:value="0" calcext:value-type="float">
            <text:p>0</text:p>
          </table:table-cell>
          <table:table-cell table:formula="of:=+[.K14]+[.K33]" office:value-type="float" office:value="0" calcext:value-type="float">
            <text:p>0</text:p>
          </table:table-cell>
          <table:table-cell table:formula="of:=+[.L14]+[.L33]" office:value-type="float" office:value="0" calcext:value-type="float">
            <text:p>0</text:p>
          </table:table-cell>
          <table:table-cell table:formula="of:=+[.M14]+[.M33]" office:value-type="float" office:value="0" calcext:value-type="float">
            <text:p>0</text:p>
          </table:table-cell>
          <table:table-cell table:formula="of:=+[.N14]+[.N33]" office:value-type="float" office:value="0.0100000000002183" calcext:value-type="float">
            <text:p>0.0100000000002183</text:p>
          </table:table-cell>
          <table:table-cell table:formula="of:=+[.O14]+[.O33]" office:value-type="float" office:value="0" calcext:value-type="float">
            <text:p>0</text:p>
          </table:table-cell>
          <table:table-cell table:formula="of:=+[.P14]+[.P33]" office:value-type="float" office:value="0" calcext:value-type="float">
            <text:p>0</text:p>
          </table:table-cell>
          <table:table-cell table:formula="of:=+[.Q14]+[.Q33]" office:value-type="float" office:value="-0.000000000000227374" calcext:value-type="float">
            <text:p>-2.27374E-13</text:p>
          </table:table-cell>
          <table:table-cell table:formula="of:=+[.R14]+[.R33]" office:value-type="float" office:value="0" calcext:value-type="float">
            <text:p>0</text:p>
          </table:table-cell>
        </table:table-row>
        <table:table-row table:style-name="ro1">
          <table:table-cell table:formula="of:=+[.A15]+[.A34]" office:value-type="float" office:value="0" calcext:value-type="float">
            <text:p>0</text:p>
          </table:table-cell>
          <table:table-cell table:formula="of:=+[.B15]+[.B34]" office:value-type="float" office:value="0.000000000000909495" calcext:value-type="float">
            <text:p>9.09495E-13</text:p>
          </table:table-cell>
          <table:table-cell table:formula="of:=+[.C15]+[.C34]" office:value-type="float" office:value="0" calcext:value-type="float">
            <text:p>0</text:p>
          </table:table-cell>
          <table:table-cell table:formula="of:=+[.D15]+[.D34]" office:value-type="float" office:value="0.00000000000636646" calcext:value-type="float">
            <text:p>6.36646E-12</text:p>
          </table:table-cell>
          <table:table-cell table:formula="of:=+[.E15]+[.E34]" office:value-type="float" office:value="0" calcext:value-type="float">
            <text:p>0</text:p>
          </table:table-cell>
          <table:table-cell table:formula="of:=+[.F15]+[.F34]" office:value-type="float" office:value="0" calcext:value-type="float">
            <text:p>0</text:p>
          </table:table-cell>
          <table:table-cell table:formula="of:=+[.G15]+[.G34]" office:value-type="float" office:value="0" calcext:value-type="float">
            <text:p>0</text:p>
          </table:table-cell>
          <table:table-cell table:formula="of:=+[.H15]+[.H34]" office:value-type="float" office:value="-0.000000000000909495" calcext:value-type="float">
            <text:p>-9.09495E-13</text:p>
          </table:table-cell>
          <table:table-cell table:formula="of:=+[.I15]+[.I34]" office:value-type="float" office:value="0.0000000000291038" calcext:value-type="float">
            <text:p>2.91038E-11</text:p>
          </table:table-cell>
          <table:table-cell table:formula="of:=+[.J15]+[.J34]" office:value-type="float" office:value="0" calcext:value-type="float">
            <text:p>0</text:p>
          </table:table-cell>
          <table:table-cell table:formula="of:=+[.K15]+[.K34]" office:value-type="float" office:value="0" calcext:value-type="float">
            <text:p>0</text:p>
          </table:table-cell>
          <table:table-cell table:formula="of:=+[.L15]+[.L34]" office:value-type="float" office:value="0" calcext:value-type="float">
            <text:p>0</text:p>
          </table:table-cell>
          <table:table-cell table:formula="of:=+[.M15]+[.M34]" office:value-type="float" office:value="0.00000000000727596" calcext:value-type="float">
            <text:p>7.27596E-12</text:p>
          </table:table-cell>
          <table:table-cell table:formula="of:=+[.N15]+[.N34]" office:value-type="float" office:value="0" calcext:value-type="float">
            <text:p>0</text:p>
          </table:table-cell>
          <table:table-cell table:formula="of:=+[.O15]+[.O34]" office:value-type="float" office:value="0" calcext:value-type="float">
            <text:p>0</text:p>
          </table:table-cell>
          <table:table-cell table:formula="of:=+[.P15]+[.P34]" office:value-type="float" office:value="0" calcext:value-type="float">
            <text:p>0</text:p>
          </table:table-cell>
          <table:table-cell table:formula="of:=+[.Q15]+[.Q34]" office:value-type="float" office:value="0" calcext:value-type="float">
            <text:p>0</text:p>
          </table:table-cell>
          <table:table-cell table:formula="of:=+[.R15]+[.R34]" office:value-type="float" office:value="-0.0000000000291038" calcext:value-type="float">
            <text:p>-2.91038E-11</text:p>
          </table:table-cell>
        </table:table-row>
        <table:table-row table:style-name="ro1">
          <table:table-cell table:formula="of:=+[.A16]+[.A35]" office:value-type="float" office:value="0" calcext:value-type="float">
            <text:p>0</text:p>
          </table:table-cell>
          <table:table-cell table:formula="of:=+[.B16]+[.B35]" office:value-type="float" office:value="0" calcext:value-type="float">
            <text:p>0</text:p>
          </table:table-cell>
          <table:table-cell table:formula="of:=+[.C16]+[.C35]" office:value-type="float" office:value="0.0000000000000284217" calcext:value-type="float">
            <text:p>2.84217E-14</text:p>
          </table:table-cell>
          <table:table-cell table:formula="of:=+[.D16]+[.D35]" office:value-type="float" office:value="0.000000000000227374" calcext:value-type="float">
            <text:p>2.27374E-13</text:p>
          </table:table-cell>
          <table:table-cell table:formula="of:=+[.E16]+[.E35]" office:value-type="float" office:value="0" calcext:value-type="float">
            <text:p>0</text:p>
          </table:table-cell>
          <table:table-cell table:formula="of:=+[.F16]+[.F35]" office:value-type="float" office:value="-0.0000000000000284217" calcext:value-type="float">
            <text:p>-2.84217E-14</text:p>
          </table:table-cell>
          <table:table-cell table:formula="of:=+[.G16]+[.G35]" office:value-type="float" office:value="0" calcext:value-type="float">
            <text:p>0</text:p>
          </table:table-cell>
          <table:table-cell table:formula="of:=+[.H16]+[.H35]" office:value-type="float" office:value="0" calcext:value-type="float">
            <text:p>0</text:p>
          </table:table-cell>
          <table:table-cell table:formula="of:=+[.I16]+[.I35]" office:value-type="float" office:value="0" calcext:value-type="float">
            <text:p>0</text:p>
          </table:table-cell>
          <table:table-cell table:formula="of:=+[.J16]+[.J35]" office:value-type="float" office:value="0" calcext:value-type="float">
            <text:p>0</text:p>
          </table:table-cell>
          <table:table-cell table:formula="of:=+[.K16]+[.K35]" office:value-type="float" office:value="0" calcext:value-type="float">
            <text:p>0</text:p>
          </table:table-cell>
          <table:table-cell table:formula="of:=+[.L16]+[.L35]" office:value-type="float" office:value="0" calcext:value-type="float">
            <text:p>0</text:p>
          </table:table-cell>
          <table:table-cell table:formula="of:=+[.M16]+[.M35]" office:value-type="float" office:value="-0.000000000000227374" calcext:value-type="float">
            <text:p>-2.27374E-13</text:p>
          </table:table-cell>
          <table:table-cell table:formula="of:=+[.N16]+[.N35]" office:value-type="float" office:value="0" calcext:value-type="float">
            <text:p>0</text:p>
          </table:table-cell>
          <table:table-cell table:formula="of:=+[.O16]+[.O35]" office:value-type="float" office:value="0" calcext:value-type="float">
            <text:p>0</text:p>
          </table:table-cell>
          <table:table-cell table:formula="of:=+[.P16]+[.P35]" office:value-type="float" office:value="0.0100000000002183" calcext:value-type="float">
            <text:p>0.0100000000002183</text:p>
          </table:table-cell>
          <table:table-cell table:formula="of:=+[.Q16]+[.Q35]" office:value-type="float" office:value="0" calcext:value-type="float">
            <text:p>0</text:p>
          </table:table-cell>
          <table:table-cell table:formula="of:=+[.R16]+[.R35]" office:value-type="float" office:value="0" calcext:value-type="float">
            <text:p>0</text:p>
          </table:table-cell>
        </table:table-row>
        <table:table-row table:style-name="ro1">
          <table:table-cell table:formula="of:=+[.A17]+[.A36]" office:value-type="float" office:value="0" calcext:value-type="float">
            <text:p>0</text:p>
          </table:table-cell>
          <table:table-cell table:formula="of:=+[.B17]+[.B36]" office:value-type="float" office:value="0.0999999999985448" calcext:value-type="float">
            <text:p>0.0999999999985448</text:p>
          </table:table-cell>
          <table:table-cell table:formula="of:=+[.C17]+[.C36]" office:value-type="float" office:value="0" calcext:value-type="float">
            <text:p>0</text:p>
          </table:table-cell>
          <table:table-cell table:formula="of:=+[.D17]+[.D36]" office:value-type="float" office:value="0" calcext:value-type="float">
            <text:p>0</text:p>
          </table:table-cell>
          <table:table-cell table:formula="of:=+[.E17]+[.E36]" office:value-type="float" office:value="0.000000000000227374" calcext:value-type="float">
            <text:p>2.27374E-13</text:p>
          </table:table-cell>
          <table:table-cell table:formula="of:=+[.F17]+[.F36]" office:value-type="float" office:value="0" calcext:value-type="float">
            <text:p>0</text:p>
          </table:table-cell>
          <table:table-cell table:formula="of:=+[.G17]+[.G36]" office:value-type="float" office:value="0" calcext:value-type="float">
            <text:p>0</text:p>
          </table:table-cell>
          <table:table-cell table:formula="of:=+[.H17]+[.H36]" office:value-type="float" office:value="-0.0999999999985448" calcext:value-type="float">
            <text:p>-0.0999999999985448</text:p>
          </table:table-cell>
          <table:table-cell table:formula="of:=+[.I17]+[.I36]" office:value-type="float" office:value="0" calcext:value-type="float">
            <text:p>0</text:p>
          </table:table-cell>
          <table:table-cell table:formula="of:=+[.J17]+[.J36]" office:value-type="float" office:value="0.100000000005821" calcext:value-type="float">
            <text:p>0.100000000005821</text:p>
          </table:table-cell>
          <table:table-cell table:formula="of:=+[.K17]+[.K36]" office:value-type="float" office:value="0.0999999999912689" calcext:value-type="float">
            <text:p>0.0999999999912689</text:p>
          </table:table-cell>
          <table:table-cell table:formula="of:=+[.L17]+[.L36]" office:value-type="float" office:value="0" calcext:value-type="float">
            <text:p>0</text:p>
          </table:table-cell>
          <table:table-cell table:formula="of:=+[.M17]+[.M36]" office:value-type="float" office:value="-0.100000000005821" calcext:value-type="float">
            <text:p>-0.100000000005821</text:p>
          </table:table-cell>
          <table:table-cell table:formula="of:=+[.N17]+[.N36]" office:value-type="float" office:value="-0.000000000000227374" calcext:value-type="float">
            <text:p>-2.27374E-13</text:p>
          </table:table-cell>
          <table:table-cell table:formula="of:=+[.O17]+[.O36]" office:value-type="float" office:value="0" calcext:value-type="float">
            <text:p>0</text:p>
          </table:table-cell>
          <table:table-cell table:formula="of:=+[.P17]+[.P36]" office:value-type="float" office:value="0" calcext:value-type="float">
            <text:p>0</text:p>
          </table:table-cell>
          <table:table-cell table:formula="of:=+[.Q17]+[.Q36]" office:value-type="float" office:value="-0.0999999999912689" calcext:value-type="float">
            <text:p>-0.0999999999912689</text:p>
          </table:table-cell>
          <table:table-cell table:formula="of:=+[.R17]+[.R36]" office:value-type="float" office:value="0" calcext:value-type="float">
            <text:p>0</text:p>
          </table:table-cell>
        </table:table-row>
        <table:table-row table:style-name="ro1">
          <table:table-cell table:formula="of:=+[.A18]+[.A37]" office:value-type="float" office:value="0.000000000000909495" calcext:value-type="float">
            <text:p>9.09495E-13</text:p>
          </table:table-cell>
          <table:table-cell table:formula="of:=+[.B18]+[.B37]" office:value-type="float" office:value="0" calcext:value-type="float">
            <text:p>0</text:p>
          </table:table-cell>
          <table:table-cell table:formula="of:=+[.C18]+[.C37]" office:value-type="float" office:value="0" calcext:value-type="float">
            <text:p>0</text:p>
          </table:table-cell>
          <table:table-cell table:formula="of:=+[.D18]+[.D37]" office:value-type="float" office:value="-0.000000000000909495" calcext:value-type="float">
            <text:p>-9.09495E-13</text:p>
          </table:table-cell>
          <table:table-cell table:formula="of:=+[.E18]+[.E37]" office:value-type="float" office:value="0" calcext:value-type="float">
            <text:p>0</text:p>
          </table:table-cell>
          <table:table-cell table:formula="of:=+[.F18]+[.F37]" office:value-type="float" office:value="0.0000000000291038" calcext:value-type="float">
            <text:p>2.91038E-11</text:p>
          </table:table-cell>
          <table:table-cell table:formula="of:=+[.G18]+[.G37]" office:value-type="float" office:value="0" calcext:value-type="float">
            <text:p>0</text:p>
          </table:table-cell>
          <table:table-cell table:formula="of:=+[.H18]+[.H37]" office:value-type="float" office:value="-0.000000000000909495" calcext:value-type="float">
            <text:p>-9.09495E-13</text:p>
          </table:table-cell>
          <table:table-cell table:formula="of:=+[.I18]+[.I37]" office:value-type="float" office:value="0" calcext:value-type="float">
            <text:p>0</text:p>
          </table:table-cell>
          <table:table-cell table:formula="of:=+[.J18]+[.J37]" office:value-type="float" office:value="0" calcext:value-type="float">
            <text:p>0</text:p>
          </table:table-cell>
          <table:table-cell table:formula="of:=+[.K18]+[.K37]" office:value-type="float" office:value="0" calcext:value-type="float">
            <text:p>0</text:p>
          </table:table-cell>
          <table:table-cell table:formula="of:=+[.L18]+[.L37]" office:value-type="float" office:value="0" calcext:value-type="float">
            <text:p>0</text:p>
          </table:table-cell>
          <table:table-cell table:formula="of:=+[.M18]+[.M37]" office:value-type="float" office:value="0" calcext:value-type="float">
            <text:p>0</text:p>
          </table:table-cell>
          <table:table-cell table:formula="of:=+[.N18]+[.N37]" office:value-type="float" office:value="0" calcext:value-type="float">
            <text:p>0</text:p>
          </table:table-cell>
          <table:table-cell table:formula="of:=+[.O18]+[.O37]" office:value-type="float" office:value="-0.0000000000291038" calcext:value-type="float">
            <text:p>-2.91038E-11</text:p>
          </table:table-cell>
          <table:table-cell table:formula="of:=+[.P18]+[.P37]" office:value-type="float" office:value="0" calcext:value-type="float">
            <text:p>0</text:p>
          </table:table-cell>
          <table:table-cell table:formula="of:=+[.Q18]+[.Q37]" office:value-type="float" office:value="0" calcext:value-type="float">
            <text:p>0</text:p>
          </table:table-cell>
          <table:table-cell table:formula="of:=+[.R18]+[.R3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49:32.834404624</meta:creation-date>
    <dc:date>2023-11-16T11:52:57.559405925</dc:date>
    <meta:editing-duration>PT3H16M5S</meta:editing-duration>
    <meta:editing-cycles>3</meta:editing-cycles>
    <meta:generator>LibreOffice/7.3.7.2$Linux_X86_64 LibreOffice_project/30$Build-2</meta:generator>
    <meta:document-statistic meta:table-count="4" meta:cell-count="2994" meta:object-count="0"/>
  </office:meta>
</office:document-meta>
</file>